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E0000011C6AEDBE24.png" manifest:media-type="image/png"/>
  <manifest:file-entry manifest:full-path="Pictures/10000201000002E4000002260086E10F.png" manifest:media-type="image/png"/>
  <manifest:file-entry manifest:full-path="Pictures/1000020100000324000002B2AB241B53.png" manifest:media-type="image/png"/>
  <manifest:file-entry manifest:full-path="Pictures/100002010000028C000001495393469F.png" manifest:media-type="image/png"/>
  <manifest:file-entry manifest:full-path="Pictures/10000201000002BC000001B8796EBDAA.png" manifest:media-type="image/png"/>
  <manifest:file-entry manifest:full-path="Pictures/100002010000023E0000033FB0941718.png" manifest:media-type="image/png"/>
  <manifest:file-entry manifest:full-path="Pictures/10000201000001EB000000B49FF2CFAD.png" manifest:media-type="image/png"/>
  <manifest:file-entry manifest:full-path="Pictures/10000201000002A70000024CE69A6F66.png" manifest:media-type="image/png"/>
  <manifest:file-entry manifest:full-path="Pictures/10000201000002790000011893B12C68.png" manifest:media-type="image/png"/>
  <manifest:file-entry manifest:full-path="Pictures/10000000000002AB000000BD2CAC1807.png" manifest:media-type="image/png"/>
  <manifest:file-entry manifest:full-path="Pictures/1000020100000341000002F708606F99.png" manifest:media-type="image/png"/>
  <manifest:file-entry manifest:full-path="Pictures/1000020100000339000001A592DAA9C2.png" manifest:media-type="image/png"/>
  <manifest:file-entry manifest:full-path="Pictures/100002010000036E0000020262AC32CD.png" manifest:media-type="image/png"/>
  <manifest:file-entry manifest:full-path="Pictures/10000201000002BE00000255CE3483E1.png" manifest:media-type="image/png"/>
  <manifest:file-entry manifest:full-path="Pictures/10000000000002A8000000903E7FA921.png" manifest:media-type="image/png"/>
  <manifest:file-entry manifest:full-path="Pictures/10000201000003F50000025EA69E11AD.png" manifest:media-type="image/png"/>
  <manifest:file-entry manifest:full-path="Pictures/10000201000003E5000002F03F646A75.png" manifest:media-type="image/png"/>
  <manifest:file-entry manifest:full-path="Pictures/100002010000021700000128EFCEAC2B.png" manifest:media-type="image/png"/>
  <manifest:file-entry manifest:full-path="Pictures/100002010000029F0000007AB2A409D1.png" manifest:media-type="image/png"/>
  <manifest:file-entry manifest:full-path="Pictures/100002010000029200000162A0F6D6D8.png" manifest:media-type="image/png"/>
  <manifest:file-entry manifest:full-path="Pictures/10000201000002A3000000CFA1610771.png" manifest:media-type="image/png"/>
  <manifest:file-entry manifest:full-path="Pictures/10000000000002AA0000007973765AE9.png" manifest:media-type="image/png"/>
  <manifest:file-entry manifest:full-path="Pictures/10000201000002D20000005CBCA42AEE.png" manifest:media-type="image/png"/>
  <manifest:file-entry manifest:full-path="Pictures/100002010000038A0000028D886BC6C1.png" manifest:media-type="image/png"/>
  <manifest:file-entry manifest:full-path="Pictures/10000000000000BC00000048490F4977.png" manifest:media-type="image/png"/>
  <manifest:file-entry manifest:full-path="Pictures/100002010000025D0000008233EDBB94.png" manifest:media-type="image/png"/>
  <manifest:file-entry manifest:full-path="Pictures/10000201000002BB000000E4A1152918.png" manifest:media-type="image/png"/>
  <manifest:file-entry manifest:full-path="Pictures/100002010000023D000000BE5C796A10.png" manifest:media-type="image/png"/>
  <manifest:file-entry manifest:full-path="Pictures/10000201000002AD0000002C406A562A.png" manifest:media-type="image/png"/>
  <manifest:file-entry manifest:full-path="Pictures/100002010000029A000000828E595807.png" manifest:media-type="image/png"/>
  <manifest:file-entry manifest:full-path="Pictures/100002010000034E000001660E709BEA.png" manifest:media-type="image/png"/>
  <manifest:file-entry manifest:full-path="Pictures/10000201000002DA000002333E139C7A.png" manifest:media-type="image/png"/>
  <manifest:file-entry manifest:full-path="Pictures/1000020100000296000000C44BE4C44F.png" manifest:media-type="image/png"/>
  <manifest:file-entry manifest:full-path="Pictures/100000000000031A0000007B40DF3942.png" manifest:media-type="image/png"/>
  <manifest:file-entry manifest:full-path="Pictures/100002010000031B000001F6F8E83481.png" manifest:media-type="image/png"/>
  <manifest:file-entry manifest:full-path="Pictures/10000201000002FB000001ACF0CEF24E.png" manifest:media-type="image/png"/>
  <manifest:file-entry manifest:full-path="Pictures/100002010000033D000000AA6E65AEE4.png" manifest:media-type="image/png"/>
  <manifest:file-entry manifest:full-path="Pictures/10000201000003A80000033F9AC61E3F.png" manifest:media-type="image/png"/>
  <manifest:file-entry manifest:full-path="Pictures/10000201000002DA0000034940CE5334.png" manifest:media-type="image/png"/>
  <manifest:file-entry manifest:full-path="Pictures/10000201000002A9000001C3ACD85E2F.png" manifest:media-type="image/png"/>
  <manifest:file-entry manifest:full-path="Pictures/100002010000028A000001B8B4A883FA.png" manifest:media-type="image/png"/>
  <manifest:file-entry manifest:full-path="Pictures/1000020100000395000002FB60C7C36A.png" manifest:media-type="image/png"/>
  <manifest:file-entry manifest:full-path="Pictures/10000201000003ED0000033FD117CCCF.png" manifest:media-type="image/png"/>
  <manifest:file-entry manifest:full-path="Pictures/10000201000001D90000018E6FDF86D6.png" manifest:media-type="image/png"/>
  <manifest:file-entry manifest:full-path="Pictures/10000201000001F30000007808E46FED.png" manifest:media-type="image/png"/>
  <manifest:file-entry manifest:full-path="Pictures/100002010000029A000001F34879CC9C.png" manifest:media-type="image/png"/>
  <manifest:file-entry manifest:full-path="Pictures/10000201000002AF0000002C5E921C9F.png" manifest:media-type="image/png"/>
  <manifest:file-entry manifest:full-path="Pictures/10000201000002E300000254056B923D.png" manifest:media-type="image/png"/>
  <manifest:file-entry manifest:full-path="Pictures/10000201000000CD0000008C3FB97CD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4903in" table:align="right" style:may-break-between-rows="false"/>
    </style:style>
    <style:style style:name="Table2.A" style:family="table-column">
      <style:table-column-properties style:column-width="1.7188in"/>
    </style:style>
    <style:style style:name="Table2.B" style:family="table-column">
      <style:table-column-properties style:column-width="5.7715in"/>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data-style-name="N37">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text-properties fo:background-color="transparent"/>
    </style:style>
    <style:style style:name="P12" style:family="paragraph" style:parent-style-name="Text_20_body">
      <style:text-properties fo:font-weight="normal" fo:background-color="transparent"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color="#0000ff"/>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fo:font-size="12pt" fo:font-weight="normal" style:font-size-asian="12pt" style:font-weight-asian="normal" style:font-size-complex="12pt" style:font-weight-complex="normal"/>
    </style:style>
    <style:style style:name="P20" style:family="paragraph" style:parent-style-name="Text_20_body">
      <style:text-properties style:font-name="Times New Roman1" fo:font-style="italic" style:font-style-asian="italic" style:font-style-complex="italic"/>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style:font-name="Courier New1"/>
    </style:style>
    <style:style style:name="P23" style:family="paragraph" style:parent-style-name="Text_20_body">
      <style:text-properties style:font-name="Courier New1" fo:font-style="normal" style:font-style-asian="normal" style:font-style-complex="normal"/>
    </style:style>
    <style:style style:name="P24" style:family="paragraph" style:parent-style-name="Text_20_body">
      <style:text-properties style:font-name="Courier New1" fo:font-weight="normal" style:font-weight-asian="normal"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27" style:family="paragraph" style:parent-style-name="List_20_Contents">
      <style:paragraph-properties fo:margin-left="0in" fo:margin-right="0in" fo:margin-top="0in" fo:margin-bottom="0.1965in" fo:text-indent="0in" style:auto-text-indent="false"/>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2" style:family="paragraph" style:parent-style-name="Text_20_body">
      <style:paragraph-properties fo:margin-left="0in" fo:margin-right="0in" fo:text-indent="0in" style:auto-text-indent="false"/>
      <style:text-properties fo:font-style="italic" style:font-style-asian="italic" style:font-style-complex="italic"/>
    </style:style>
    <style:style style:name="P33"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4" style:family="paragraph" style:parent-style-name="Preformatted_20_Text">
      <style:text-properties style:font-name="Courier New1" fo:font-size="12pt" style:font-size-asian="12pt" style:font-size-complex="12pt"/>
    </style:style>
    <style:style style:name="P35" style:family="paragraph" style:parent-style-name="Preformatted_20_Text">
      <style:paragraph-properties fo:margin-top="0in" fo:margin-bottom="0.1965in"/>
    </style:style>
    <style:style style:name="P36" style:family="paragraph" style:parent-style-name="Preformatted_20_Text">
      <style:paragraph-properties fo:margin-top="0in" fo:margin-bottom="0.1965in"/>
      <style:text-properties style:font-name="Courier New1" fo:font-size="12pt" style:font-size-asian="12pt" style:font-size-complex="12pt"/>
    </style:style>
    <style:style style:name="P37" style:family="paragraph" style:parent-style-name="Preformatted_20_Text">
      <style:paragraph-properties fo:margin-top="0in" fo:margin-bottom="0.1965in"/>
      <style:text-properties fo:font-size="12pt" style:font-size-asian="12pt" style:font-size-complex="12pt"/>
    </style:style>
    <style:style style:name="P38" style:family="paragraph" style:parent-style-name="List_20_Contents">
      <style:paragraph-properties fo:margin-top="0in" fo:margin-bottom="0.1965in"/>
      <style:text-properties fo:font-size="12pt" style:font-size-asian="12pt" style:font-size-complex="12pt"/>
    </style:style>
    <style:style style:name="P39"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margin-top="0in" fo:margin-bottom="0in"/>
      <style:text-properties fo:font-size="12pt" style:font-size-asian="12pt" style:font-size-complex="12pt"/>
    </style:style>
    <style:style style:name="P41" style:family="paragraph" style:parent-style-name="Text_20_body">
      <style:paragraph-properties fo:margin-top="0in" fo:margin-bottom="0in"/>
      <style:text-properties fo:font-weight="bold"/>
    </style:style>
    <style:style style:name="P42" style:family="paragraph" style:parent-style-name="Text_20_body">
      <style:paragraph-properties fo:margin-left="0.5in" fo:margin-right="0in" fo:text-indent="0in" style:auto-text-indent="false"/>
    </style:style>
    <style:style style:name="P43"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4"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5" style:family="paragraph" style:parent-style-name="Text_20_body">
      <style:paragraph-properties fo:margin-left="0.4898in" fo:margin-right="0in" fo:text-indent="0in" style:auto-text-indent="false"/>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fo:font-size="12pt" style:font-size-asian="12pt" style:font-size-complex="12pt"/>
    </style:style>
    <style:style style:name="P48" style:family="paragraph" style:parent-style-name="Standard">
      <style:text-properties style:font-name="Courier New1" fo:font-weight="normal" style:font-weight-asian="normal" style:font-weight-complex="normal"/>
    </style:style>
    <style:style style:name="P49" style:family="paragraph" style:parent-style-name="Text_20_body">
      <style:paragraph-properties fo:margin-top="0in" fo:margin-bottom="0.0799in"/>
      <style:text-properties fo:font-weight="bold" style:font-weight-asian="bold" style:font-weight-complex="bold"/>
    </style:style>
    <style:style style:name="P50" style:family="paragraph" style:parent-style-name="Standard">
      <style:paragraph-properties fo:margin-left="-0.4925in" fo:margin-right="0in" fo:text-indent="0in" style:auto-text-indent="false"/>
    </style:style>
    <style:style style:name="P51" style:family="paragraph" style:parent-style-name="Contents_20_2">
      <style:paragraph-properties>
        <style:tab-stops>
          <style:tab-stop style:position="7.3035in" style:type="right" style:leader-style="dotted" style:leader-text="."/>
        </style:tab-stops>
      </style:paragraph-properties>
    </style:style>
    <style:style style:name="P52" style:family="paragraph" style:parent-style-name="Contents_20_3">
      <style:paragraph-properties>
        <style:tab-stops>
          <style:tab-stop style:position="7.1071in" style:type="right" style:leader-style="dotted" style:leader-text="."/>
        </style:tab-stops>
      </style:paragraph-properties>
    </style:style>
    <style:style style:name="P53" style:family="paragraph" style:parent-style-name="Contents_20_1">
      <style:paragraph-properties>
        <style:tab-stops>
          <style:tab-stop style:position="7.5in" style:type="right" style:leader-style="dotted" style:leader-text="."/>
        </style:tab-stops>
      </style:paragraph-properties>
    </style:style>
    <style:style style:name="P54"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5" style:family="paragraph" style:parent-style-name="Standard" style:list-style-name="L41">
      <style:paragraph-properties fo:margin-top="0in" fo:margin-bottom="0.0799in"/>
    </style:style>
    <style:style style:name="P56" style:family="paragraph" style:parent-style-name="Text_20_body" style:list-style-name="L1">
      <style:text-properties fo:background-color="transparent"/>
    </style:style>
    <style:style style:name="P57" style:family="paragraph" style:parent-style-name="Text_20_body" style:list-style-name="L1">
      <style:text-properties fo:font-weight="normal" fo:background-color="transparent" style:font-weight-asian="normal" style:font-weight-complex="normal"/>
    </style:style>
    <style:style style:name="P58" style:family="paragraph" style:parent-style-name="Text_20_body" style:list-style-name="L5">
      <style:text-properties fo:font-weight="normal" style:font-weight-asian="normal" style:font-weight-complex="normal"/>
    </style:style>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5">
      <style:text-properties fo:font-weight="bold" style:font-weight-asian="bold" style:font-weight-complex="bold"/>
    </style:style>
    <style:style style:name="P64" style:family="paragraph" style:parent-style-name="Text_20_body" style:list-style-name="L18">
      <style:text-properties fo:font-weight="bold" style:font-weight-asian="bold" style:font-weight-complex="bold"/>
    </style:style>
    <style:style style:name="P65" style:family="paragraph" style:parent-style-name="Text_20_body" style:list-style-name="L6">
      <style:text-properties fo:font-size="12pt" style:font-size-asian="12pt" style:font-size-complex="12pt"/>
    </style:style>
    <style:style style:name="P66" style:family="paragraph" style:parent-style-name="Text_20_body" style:list-style-name="L7">
      <style:text-properties fo:font-size="12pt" style:font-size-asian="12pt" style:font-size-complex="12pt"/>
    </style:style>
    <style:style style:name="P67" style:family="paragraph" style:parent-style-name="Text_20_body" style:list-style-name="L8">
      <style:text-properties fo:font-size="12pt" style:font-size-asian="12pt" style:font-size-complex="12pt"/>
    </style:style>
    <style:style style:name="P68" style:family="paragraph" style:parent-style-name="Text_20_body" style:list-style-name="L9">
      <style:text-properties fo:font-size="12pt" style:font-size-asian="12pt" style:font-size-complex="12pt"/>
    </style:style>
    <style:style style:name="P69" style:family="paragraph" style:parent-style-name="Text_20_body" style:list-style-name="L10">
      <style:text-properties fo:font-size="12pt" style:font-size-asian="12pt" style:font-size-complex="12pt"/>
    </style:style>
    <style:style style:name="P70" style:family="paragraph" style:parent-style-name="Text_20_body" style:list-style-name="L16">
      <style:text-properties fo:font-size="12pt" style:font-size-asian="12pt" style:font-size-complex="12pt"/>
    </style:style>
    <style:style style:name="P71" style:family="paragraph" style:parent-style-name="Text_20_body" style:list-style-name="L26">
      <style:text-properties fo:font-size="12pt" style:font-size-asian="12pt" style:font-size-complex="12pt"/>
    </style:style>
    <style:style style:name="P72" style:family="paragraph" style:parent-style-name="Text_20_body" style:list-style-name="L27">
      <style:text-properties fo:font-size="12pt" style:font-size-asian="12pt" style:font-size-complex="12pt"/>
    </style:style>
    <style:style style:name="P73" style:family="paragraph" style:parent-style-name="Text_20_body" style:list-style-name="L28">
      <style:text-properties fo:font-size="12pt" style:font-size-asian="12pt" style:font-size-complex="12pt"/>
    </style:style>
    <style:style style:name="P74" style:family="paragraph" style:parent-style-name="Text_20_body" style:list-style-name="L30">
      <style:text-properties fo:font-size="12pt" style:font-size-asian="12pt" style:font-size-complex="12pt"/>
    </style:style>
    <style:style style:name="P75" style:family="paragraph" style:parent-style-name="Text_20_body" style:list-style-name="L31">
      <style:text-properties fo:font-size="12pt" style:font-size-asian="12pt" style:font-size-complex="12pt"/>
    </style:style>
    <style:style style:name="P76" style:family="paragraph" style:parent-style-name="Text_20_body" style:list-style-name="L32">
      <style:text-properties fo:font-size="12pt" style:font-size-asian="12pt" style:font-size-complex="12pt"/>
    </style:style>
    <style:style style:name="P77" style:family="paragraph" style:parent-style-name="Text_20_body" style:list-style-name="L33">
      <style:text-properties fo:font-size="12pt" style:font-size-asian="12pt" style:font-size-complex="12pt"/>
    </style:style>
    <style:style style:name="P78" style:family="paragraph" style:parent-style-name="Text_20_body" style:list-style-name="L34">
      <style:text-properties fo:font-size="12pt" style:font-size-asian="12pt" style:font-size-complex="12pt"/>
    </style:style>
    <style:style style:name="P79" style:family="paragraph" style:parent-style-name="Text_20_body" style:list-style-name="L35">
      <style:text-properties fo:font-size="12pt" style:font-size-asian="12pt" style:font-size-complex="12pt"/>
    </style:style>
    <style:style style:name="P80" style:family="paragraph" style:parent-style-name="Text_20_body" style:list-style-name="L43">
      <style:text-properties fo:font-size="12pt" style:font-size-asian="12pt" style:font-size-complex="12pt"/>
    </style:style>
    <style:style style:name="P81" style:family="paragraph" style:parent-style-name="Text_20_body" style:list-style-name="L44">
      <style:text-properties fo:font-size="12pt" style:font-size-asian="12pt" style:font-size-complex="12pt"/>
    </style:style>
    <style:style style:name="P82" style:family="paragraph" style:parent-style-name="Text_20_body" style:list-style-name="L19">
      <style:text-properties fo:font-size="12pt" fo:font-weight="normal" style:font-size-asian="12pt" style:font-weight-asian="normal" style:font-size-complex="12pt" style:font-weight-complex="normal"/>
    </style:style>
    <style:style style:name="P83" style:family="paragraph" style:parent-style-name="Text_20_body" style:list-style-name="L20">
      <style:text-properties fo:font-size="12pt" fo:font-weight="normal" style:font-size-asian="12pt" style:font-weight-asian="normal" style:font-size-complex="12pt" style:font-weight-complex="normal"/>
    </style:style>
    <style:style style:name="P84" style:family="paragraph" style:parent-style-name="Text_20_body" style:list-style-name="L25">
      <style:text-properties fo:font-size="12pt" fo:background-color="transparent" style:font-size-asian="12pt" style:font-size-complex="12pt"/>
    </style:style>
    <style:style style:name="P85"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6" style:family="paragraph" style:parent-style-name="Text_20_body" style:list-style-name="L29">
      <style:text-properties fo:font-size="12pt" fo:font-weight="bold" style:font-size-asian="12pt" style:font-size-complex="12pt"/>
    </style:style>
    <style:style style:name="P87" style:family="paragraph" style:parent-style-name="Text_20_body" style:list-style-name="L31">
      <style:text-properties fo:font-size="12pt" fo:font-weight="bold" style:font-size-asian="12pt" style:font-size-complex="12pt"/>
    </style:style>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7"/>
    <style:style style:name="P93" style:family="paragraph" style:parent-style-name="Text_20_body" style:list-style-name="L20"/>
    <style:style style:name="P94" style:family="paragraph" style:parent-style-name="Text_20_body" style:list-style-name="L21"/>
    <style:style style:name="P95" style:family="paragraph" style:parent-style-name="Text_20_body" style:list-style-name="L22"/>
    <style:style style:name="P96" style:family="paragraph" style:parent-style-name="Text_20_body" style:list-style-name="L23"/>
    <style:style style:name="P97" style:family="paragraph" style:parent-style-name="Text_20_body" style:list-style-name="L24"/>
    <style:style style:name="P98" style:family="paragraph" style:parent-style-name="Text_20_body" style:list-style-name="L25"/>
    <style:style style:name="P99" style:family="paragraph" style:parent-style-name="Text_20_body" style:list-style-name="L30"/>
    <style:style style:name="P100" style:family="paragraph" style:parent-style-name="Text_20_body" style:list-style-name="L36"/>
    <style:style style:name="P101" style:family="paragraph" style:parent-style-name="Text_20_body" style:list-style-name="L37"/>
    <style:style style:name="P102" style:family="paragraph" style:parent-style-name="Text_20_body" style:list-style-name="L39"/>
    <style:style style:name="P103" style:family="paragraph" style:parent-style-name="Text_20_body" style:list-style-name="L41"/>
    <style:style style:name="P104" style:family="paragraph" style:parent-style-name="Text_20_body" style:list-style-name="L3">
      <style:paragraph-properties fo:margin-left="0.4925in" fo:margin-right="0in" fo:text-indent="0in" style:auto-text-indent="false"/>
    </style:style>
    <style:style style:name="P105" style:family="paragraph" style:parent-style-name="Text_20_body" style:list-style-name="L14">
      <style:paragraph-properties fo:margin-top="0in" fo:margin-bottom="0.1965in"/>
      <style:text-properties style:font-name="Courier New1" fo:font-size="12pt" style:font-size-asian="12pt" style:font-size-complex="12pt"/>
    </style:style>
    <style:style style:name="P106"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7"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08" style:family="paragraph" style:parent-style-name="Text_20_body" style:list-style-name="L28">
      <style:paragraph-properties fo:margin-top="0in" fo:margin-bottom="0in"/>
      <style:text-properties fo:font-size="12pt" style:font-size-asian="12pt" style:font-size-complex="12pt"/>
    </style:style>
    <style:style style:name="P109" style:family="paragraph" style:parent-style-name="Text_20_body" style:list-style-name="L42">
      <style:paragraph-properties fo:margin-top="0in" fo:margin-bottom="0in"/>
    </style:style>
    <style:style style:name="P110" style:family="paragraph" style:parent-style-name="Text_20_body" style:list-style-name="L39">
      <style:paragraph-properties fo:margin-top="0in" fo:margin-bottom="0.0799in"/>
    </style:style>
    <style:style style:name="P111" style:family="paragraph" style:parent-style-name="Text_20_body" style:list-style-name="L40">
      <style:paragraph-properties fo:margin-top="0in" fo:margin-bottom="0.0799in"/>
    </style:style>
    <style:style style:name="P112" style:family="paragraph" style:parent-style-name="Text_20_body" style:list-style-name="L40">
      <style:paragraph-properties fo:margin-top="0in" fo:margin-bottom="0.0799in"/>
      <style:text-properties fo:font-weight="bold" style:font-weight-asian="bold" style:font-weight-complex="bold"/>
    </style:style>
    <style:style style:name="P113" style:family="paragraph" style:parent-style-name="Text_20_body" style:list-style-name="L41">
      <style:paragraph-properties fo:margin-top="0in" fo:margin-bottom="0.0799in"/>
    </style:style>
    <style:style style:name="P114" style:family="paragraph" style:parent-style-name="List_20_Heading" style:list-style-name="L38"/>
    <style:style style:name="P115" style:family="paragraph" style:parent-style-name="Heading_20_1">
      <style:paragraph-properties fo:break-before="page"/>
    </style:style>
    <style:style style:name="P116"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style:font-size-asian="12pt" style:font-size-complex="12pt"/>
    </style:style>
    <style:style style:name="T18" style:family="text">
      <style:text-properties fo:font-size="12pt" fo:background-color="transparent"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style:style>
    <style:style style:name="T23" style:family="text">
      <style:text-properties style:font-name="Courier New1"/>
    </style:style>
    <style:style style:name="T24" style:family="text">
      <style:text-properties style:font-name="Courier New1" fo:font-size="12pt" fo:font-weight="normal" style:font-size-asian="12pt" style:font-weight-asian="normal" style:font-size-complex="12pt" style:font-weight-complex="normal"/>
    </style:style>
    <style:style style:name="T25" style:family="text">
      <style:text-properties style:font-weight-asian="bold" style:font-weight-complex="bold"/>
    </style:style>
    <style:style style:name="T26" style:family="text">
      <style:text-properties style:font-name="Courier New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4"><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May 2011 </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Overview<text:tab/>4</text:p>
          <text:p text:style-name="P51"><text:s/>1.1 Copyright and trademark information<text:tab/>4</text:p>
          <text:p text:style-name="P51"><text:s/>1.2 Feedback<text:tab/>4</text:p>
          <text:p text:style-name="P51"><text:s/>1.3 Acknowledgments<text:tab/>4</text:p>
          <text:p text:style-name="P51"><text:s/>1.4 Modifications and Updates<text:tab/>4</text:p>
          <text:p text:style-name="P53"><text:s/>2 Introduction<text:tab/>5</text:p>
          <text:p text:style-name="P53"><text:s/>3 Getting started with Roller<text:tab/>6</text:p>
          <text:p text:style-name="P51"><text:s/>3.1 Getting started with a new Roller installation<text:tab/>6</text:p>
          <text:p text:style-name="P51"><text:s/>3.2 Creating a new user and weblog <text:tab/>7</text:p>
          <text:p text:style-name="P51"><text:s/>3.3 Getting around in Roller<text:tab/>9</text:p>
          <text:p text:style-name="P53"><text:s/>4 Creating and editing your weblog<text:tab/>10</text:p>
          <text:p text:style-name="P51"><text:s/>4.1 Creating and editing a weblog entry<text:tab/>11</text:p>
          <text:p text:style-name="P52"><text:s/>4.1.1 Weblog editor fields<text:tab/>12</text:p>
          <text:p text:style-name="P52"><text:s/>4.1.2 Weblog editor buttons<text:tab/>12</text:p>
          <text:p text:style-name="P52"><text:s/>4.1.3 Weblog editor plugin settings<text:tab/>13</text:p>
          <text:p text:style-name="P52"><text:s/>4.1.4 Weblog editor advanced settings<text:tab/>13</text:p>
          <text:p text:style-name="P51"><text:s/>4.2 Finding and editing weblog entries<text:tab/>14</text:p>
          <text:p text:style-name="P51"><text:s/>4.3 Managing categories<text:tab/>15</text:p>
          <text:p text:style-name="P51"><text:s/>4.4 Managing your weblog's blogroll<text:tab/>16</text:p>
          <text:p text:style-name="P51"><text:s/>4.5 Uploading images and other files to your weblog <text:tab/>17</text:p>
          <text:p text:style-name="P52"><text:s/>4.5.1 How to upload files<text:tab/>18</text:p>
          <text:p text:style-name="P52"><text:s/>4.5.2 How to edit and update files<text:tab/>20</text:p>
          <text:p text:style-name="P52"><text:s/>4.5.3 How to use Media File Directories<text:tab/>21</text:p>
          <text:p text:style-name="P52"><text:s/>4.5.4 How to delete Media Files<text:tab/>21</text:p>
          <text:p text:style-name="P52"><text:s/>4.5.5 How to delete Media File Directories<text:tab/>21</text:p>
          <text:p text:style-name="P52"><text:s/>4.5.6 How to post images to your weblog<text:tab/>21</text:p>
          <text:p text:style-name="P52"><text:s/>4.5.7 How to post a podcast to your weblog<text:tab/>21</text:p>
          <text:p text:style-name="P51"><text:s/>4.6 Podcasting with Roller<text:tab/>22</text:p>
          <text:p text:style-name="P52"><text:s/>4.6.1 How to create a podcast feed with Roller <text:tab/>22</text:p>
          <text:p text:style-name="P51"><text:s/>4.7 Using a weblog client with Roller<text:tab/>23</text:p>
          <text:p text:style-name="P53"><text:s/>5 Working with comments and trackbacks<text:tab/>24</text:p>
          <text:p text:style-name="P51"><text:s/>5.1 Comment notification via email<text:tab/>24</text:p>
          <text:p text:style-name="P51"><text:s/>5.2 Comment management<text:tab/>24</text:p>
          <text:p text:style-name="P51"><text:s/>5.3 Comment moderation<text:tab/>25</text:p>
          <text:p text:style-name="P51"><text:s/>5.4 Global comment management<text:tab/>25</text:p>
          <text:p text:style-name="P51"><text:s/>5.5 Preventing weblog spam <text:tab/>26</text:p>
          <text:p text:style-name="P51"><text:s/>5.6 Sending trackbacks<text:tab/>27</text:p>
          <text:p text:style-name="P53"><text:s/>6 Choosing your weblog theme <text:tab/>28</text:p>
          <text:p text:style-name="P53"><text:s/>7 Managing your weblog preferences<text:tab/>29</text:p>
          <text:p text:style-name="P51"><text:s/>7.1 Weblog settings<text:tab/>29</text:p>
          <text:p text:style-name="P52"><text:s/>7.1.1 General settings <text:tab/>29</text:p>
          <text:p text:style-name="P52"><text:s/>7.1.2 Internationalization Settings<text:tab/>30</text:p>
          <text:p text:style-name="P52"><text:s/>7.1.3 Comments and default comment settings<text:tab/>30</text:p>
          <text:p text:style-name="P52"><text:s/>7.1.4 Weblog client API <text:tab/>31</text:p>
          <text:p text:style-name="P52"><text:s/>7.1.5 Formatting <text:tab/>31</text:p>
          <text:p text:style-name="P52"><text:s/>7.1.6 Spam prevention <text:tab/>32</text:p>
          <text:p text:style-name="P51"><text:soft-page-break/><text:s/>7.2 Weblog members: managing a group blog<text:tab/>33</text:p>
          <text:p text:style-name="P53"><text:s/>8 Using weblog pings<text:tab/>35</text:p>
          <text:p text:style-name="P51"><text:s/>8.1 Registering with an Aggregator<text:tab/>35</text:p>
          <text:p text:style-name="P51"><text:s/>8.2 Ping Targets, Common and Custom<text:tab/>35</text:p>
          <text:p text:style-name="P51"><text:s/>8.3 Setting up Automated Pings<text:tab/>35</text:p>
          <text:p text:style-name="P51"><text:s/>8.4 Sending a Manual Ping<text:tab/>37</text:p>
          <text:p text:style-name="P51"><text:s/>8.5 Creating and Editing Custom Ping Targets<text:tab/>37</text:p>
          <text:p text:style-name="P51"><text:s/>8.6 More on Registering with an Aggregator<text:tab/>39</text:p>
          <text:p text:style-name="P53"><text:s/>9 Roller administration<text:tab/>40</text:p>
          <text:p text:style-name="P51"><text:s/>9.1 Managing users<text:tab/>40</text:p>
          <text:p text:style-name="P51"><text:s/>9.2 Configuring Roller<text:tab/>42</text:p>
          <text:p text:style-name="P53"><text:s/>10 Weblog update ping administration<text:tab/>45</text:p>
          <text:p text:style-name="P51"><text:s/>10.1 Creating and editing common ping targets<text:tab/>45</text:p>
          <text:p text:style-name="P51"><text:s/>10.2 How Roller Processes Weblog Update Pings<text:tab/>45</text:p>
          <text:p text:style-name="P51"><text:s/>10.3 Configuration Properties Controlling Ping Processing<text:tab/>46</text:p>
          <text:p text:style-name="P51"><text:s/>10.4 Suspending all ping processing<text:tab/>46</text:p>
          <text:p text:style-name="P51"><text:s/>10.5 Controlling and disabling ping usage<text:tab/>46</text:p>
          <text:p text:style-name="P51"><text:s/>10.6 Initialization of common ping targets<text:tab/>47</text:p>
          <text:p text:style-name="P53"><text:s/>11 Weblog Export<text:tab/>48</text:p>
          <text:p text:style-name="P53"><text:s/>12 Planet Roller administration <text:tab/>49</text:p>
          <text:p text:style-name="P51"><text:s/>12.1 Configuring Planet Roller<text:tab/>49</text:p>
          <text:p text:style-name="P51"><text:s/>12.2 Adding external weblogs to Planet Roller<text:tab/>51</text:p>
          <text:p text:style-name="P51"><text:s/>12.3 Adding custom groups to Planet Roller<text:tab/>52</text:p>
          <text:p text:style-name="P53"><text:s/>13 Apache Software License, Version 2.0<text:tab/>53</text:p>
        </text:index-body>
      </text:table-of-content>
      <text:p text:style-name="Text_20_body"/>
      <text:h text:style-name="P115"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date" office:date-value="2007-08-11">
            <text:p text:style-name="P10">08/11/07</text:p>
          </table:table-cell>
          <table:table-cell table:style-name="Table2.B5" office:value-type="string">
            <text:p text:style-name="P10">Rewrites and updates for Roller 4.0, Dave Johnson</text:p>
          </table:table-cell>
        </table:table-row>
        <table:table-row>
          <table:table-cell table:style-name="Table2.A2" office:value-type="date" office:date-value="2007-07-05">
            <text:p text:style-name="P10">07/05/07</text:p>
          </table:table-cell>
          <table:table-cell table:style-name="Table2.B5" office:value-type="string">
            <text:p text:style-name="P10">New format/layout, Dave Johnson</text:p>
          </table:table-cell>
        </table:table-row>
        <table:table-row>
          <table:table-cell table:style-name="Table2.A2" office:value-type="date" office:date-value="2007-07-31">
            <text:p text:style-name="P10">07/31/07</text:p>
          </table:table-cell>
          <table:table-cell table:style-name="Table2.B5" office:value-type="string">
            <text:p text:style-name="P10">Roller 4.0 updates from Linda Skrocki</text:p>
          </table:table-cell>
        </table:table-row>
        <table:table-row>
          <table:table-cell table:style-name="Table2.A2" office:value-type="date" office:date-value="2008-12-23">
            <text:p text:style-name="P10">12/23/08</text:p>
          </table:table-cell>
          <table:table-cell table:style-name="Table2.B5" office:value-type="string">
            <text:p text:style-name="P10">Notes on how email addresses are used</text:p>
          </table:table-cell>
        </table:table-row>
      </table:table>
      <text:p text:style-name="P2"/>
      <text:h text:style-name="P115"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1334463989" text:style-name="L1">
        <text:list-item>
          <text:p text:style-name="P56"><text:span text:style-name="T2">Weblog</text:span>: A set of web pages and RSS/Atom feeds that display weblog entries written by one or more authors, uploaded <text:s text:c="2"/>images, bookmarks and comments posted by visitors. Weblog entries are displayed on the main page of the weblog and in the weblog's feeds in reverse chronological order.</text:p>
        </text:list-item>
        <text:list-item>
          <text:p text:style-name="P56"><text:span text:style-name="T2">Weblog entry</text:span>. A single weblog entry with a title, publication timestamp, summary, content and some settings <text:span text:style-name="T3">that indicate if and when comments are allowed.</text:span></text:p>
        </text:list-item>
        <text:list-item>
          <text:p text:style-name="P57"><text:span text:style-name="T2">Comment</text:span>. A comment posted by a visitor to a weblog and regarding one specific weblog post. A comment has an email address, a publication timestamp and some content.</text:p>
        </text:list-item>
        <text:list-item>
          <text:p text:style-name="P57"><text:span text:style-name="T2">Trackback</text:span>. A comment posted by a remote weblog regarding one specific weblog post. Trackbacks are stored as comments by Roller. </text:p>
        </text:list-item>
        <text:list-item>
          <text:p text:style-name="P57"><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7"><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7"><text:span text:style-name="T2">Feed reader</text:span>. Software that makes it easy to subscribe to and read feeds, e.g. Google Reader, Net News Wire, Feed Demon, etc.</text:p>
        </text:list-item>
        <text:list-item>
          <text:p text:style-name="P57"><text:span text:style-name="T2">Blog client</text:span>. Software that makes it easy to post to your weblog, e.g. Ecto and Mars Edit.</text:p>
        </text:list-item>
      </text:list>
      <text:p text:style-name="P12"/>
      <text:p text:style-name="P12">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44"><draw:text-box fo:min-height="4.0319in"><text:p text:style-name="Illustration">Illustration <text:sequence text:ref-name="refIllustration0" text:name="Illustration" text:formula="ooow:Illustration+1" style:num-format="1">1</text:sequence>: Welcome to Roller</text:p><text:p text:style-name="Illustration"><draw:frame draw:style-name="fr4" draw:name="graphics30" text:anchor-type="paragraph" svg:width="5.8626in" svg:height="4.2252in" draw:z-index="70"><draw:image xlink:href="Pictures/100002010000038A0000028D886BC6C1.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text:soft-page-break/>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43"><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4" draw:name="graphics31" text:anchor-type="paragraph" svg:width="6.4925in" svg:height="5.7638in" draw:z-index="71"><draw:image xlink:href="Pictures/10000201000003A80000033F9AC61E3F.png" xlink:type="simple" xlink:show="embed" xlink:actuate="onLoad"/></draw:frame></text:p></draw:text-box></draw:frame><text:soft-page-break/></text:p>
      <text:p text:style-name="Text_20_body">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Text_20_body">Instead of username and password, the Roller administrator may provide (or require) OpenID (<text:a xlink:type="simple" xlink:href="http://openid.net/">http://openid.net</text:a>) authentication. <text:s/>With OpenID you will not provide a password (as you will be logging into another system to authenticate) but just your OpenID account name, whose format will vary based on the OpenID provider. <text:s/>For example, using Google+ as your OpenID provider will result in an account name similar to <text:a xlink:type="simple" xlink:href="https://profiles.google.com/">https://profiles.google.com/</text:a>&lt;numeric ID&gt;, where the numeric identifier can be determined simply by Googling your name along with “google plus”. <text:s/>(Note the OpenID string does <text:span text:style-name="T5">not</text:span> use the plus.google.com domain returned by this query.)</text:p>
      <text:p text:style-name="P13"><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11"><text:span text:style-name="T2">Creating a weblog . </text:span>Once you've created a user, then log in and you'll see the Roller Main Menu page and a greeting that reads:</text:p>
      <text:p text:style-name="P14"><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41"><draw:text-box fo:min-height="5.7228in"><text:p text:style-name="Illustration"><draw:frame draw:style-name="fr5" draw:name="graphics37" text:anchor-type="paragraph" svg:x="0.0016in" svg:y="0.0008in" svg:width="6.8835in" style:rel-width="100%" svg:height="5.7228in" style:rel-height="scale" draw:z-index="42"><draw:image xlink:href="Pictures/1000020100000395000002FB60C7C36A.png" xlink:type="simple" xlink:show="embed" xlink:actuate="onLoad"/></draw:frame>Illustration <text:sequence text:ref-name="refIllustration2" text:name="Illustration" text:formula="ooow:Illustration+1" style:num-format="1">3</text:sequence>: Create Weblog page</text:p></draw:text-box></draw:frame><text:soft-page-break/>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6"><draw:text-box fo:min-height="0.4339in"><text:p text:style-name="Illustration"><draw:frame draw:style-name="fr5" draw:name="graphics12" text:anchor-type="paragraph" svg:x="0.0016in" svg:y="0.0008in" svg:width="6.778in" style:rel-width="100%" svg:height="0.4335in" style:rel-height="scale" draw:z-index="37"><draw:image xlink:href="Pictures/10000201000002AF0000002C5E921C9F.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12"><draw:text-box fo:min-height="0.4354in"><text:p text:style-name="Illustration"><draw:frame draw:style-name="fr5" draw:name="graphics4" text:anchor-type="paragraph" svg:x="0.0016in" svg:y="0.0008in" svg:width="6.778in" style:rel-width="100%" svg:height="0.4335in" style:rel-height="scale" draw:z-index="13"><draw:image xlink:href="Pictures/10000201000002AD0000002C406A562A.png" xlink:type="simple" xlink:show="embed" xlink:actuate="onLoad"/></draw:frame>Illustration <text:sequence text:ref-name="refIllustration4" text:name="Illustration" text:formula="ooow:Illustration+1" style:num-format="1">5</text:sequence>: Status bar within weblog</text:p></draw:text-box></draw:frame></text:p>
      <text:p text:style-name="P15"/>
      <text:p text:style-name="Text_20_body">If you are not logged into Roller then you can either access the login link directly or use a Login link from one of the weblogs on the site. The login link is of this form:</text:p>
      <text:p text:style-name="P13"><text:tab/><text:span text:style-name="T9">http://hostname/roller-ui/login-redirect.rol</text:span></text:p>
      <text:p text:style-name="Text_20_body">Or this form if Roller is installed under its own context:</text:p>
      <text:p text:style-name="P17"><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8"><draw:text-box fo:min-height="1.4736in"><text:p text:style-name="Illustration"><draw:frame draw:style-name="fr5" draw:name="graphics5" text:anchor-type="paragraph" svg:x="0.0016in" svg:y="0.0008in" svg:width="2.1571in" style:rel-width="100%" svg:height="1.4717in" style:rel-height="scale" draw:z-index="39"><draw:image xlink:href="Pictures/10000201000000CD0000008C3FB97CD5.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5"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11"><draw:text-box fo:min-height="4.1701in"><text:p text:style-name="Illustration"><draw:frame draw:style-name="fr6" draw:name="graphics6" text:anchor-type="paragraph" svg:x="0.1173in" svg:y="0.0937in" svg:width="6.9972in" svg:height="3.6701in" draw:z-index="40"><draw:image xlink:href="Pictures/1000020100000339000001A592DAA9C2.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6"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8"><draw:text-box fo:min-height="7.5425in"><text:p text:style-name="Illustration">Illustration <text:sequence text:ref-name="refIllustration7" text:name="Illustration" text:formula="ooow:Illustration+1" style:num-format="1">8</text:sequence>: Weblog editor</text:p><text:p text:style-name="Illustration"><draw:frame draw:style-name="fr6" draw:name="graphics8" text:anchor-type="paragraph" svg:x="0.2854in" svg:y="0in" svg:width="5.6583in" svg:height="7.7063in" draw:z-index="72"><draw:image xlink:href="Pictures/100002010000023E0000033FB0941718.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2141491687" text:style-name="L2">
        <text:list-item>
          <text:p text:style-name="P59"><text:span text:style-name="T2">Title</text:span> – Each weblog entry must have a title. Be careful when you pick your title, it will be used in the link to your weblog entry.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list-item>
        <text:list-item>
          <text:p text:style-name="P59"><text:span text:style-name="T2">Status</text:span> – This read-only field tells you about the current state of the weblog entry that you are editing. There are three possible status settings:</text:p>
        </text:list-item>
      </text:list>
      <text:list xml:id="list1971009197" text:style-name="L3">
        <text:list-item>
          <text:p text:style-name="P104"><text:span text:style-name="T5">Not Saved</text:span> – the entry has never been saved</text:p>
        </text:list-item>
        <text:list-item>
          <text:p text:style-name="P104"><text:span text:style-name="T5">Draft</text:span> – the entry is saved as a draft and is not yet visible to your weblog's readers</text:p>
        </text:list-item>
        <text:list-item>
          <text:p text:style-name="P104"><text:span text:style-name="T5">Published</text:span> – the entry has been published and is visible to your weblog's readers</text:p>
        </text:list-item>
        <text:list-item>
          <text:p text:style-name="P60"><text:span text:style-name="T2">Permalink</text:span> – this read-only field is the permalink link to your weblog entry. It is set the first time that you save an entry, based on the title at the time you save – and it cannot be changed later.</text:p>
        </text:list-item>
        <text:list-item>
          <text:p text:style-name="P60"><text:span text:style-name="T2">Category</text:span> – You can pick one category for your weblog entry. Categories are for folks who want to organized the entries in their weblog into a small-set of fixed and possible hierarchical categories, defined by the weblog admin (that's probably you). You can add and remove categories via the Categories page.</text:p>
        </text:list-item>
        <text:list-item>
          <text:p text:style-name="P60"><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60"><text:span text:style-name="T2">Content</text:span> – This is the main body of your weblog entry, in HTML format. We try to make that easy by providing two ways to edit the content. Via the Settings page, you can pick either of these:</text:p>
        </text:list-item>
        <text:list-item>
          <text:p text:style-name="P104"><text:span text:style-name="T2">Rich Text Editor (Xinha) </text:span>– a rich-text editor that's designed to make editing HTML as easy as using MS Word or Open Office.</text:p>
        </text:list-item>
        <text:list-item>
          <text:p text:style-name="P104"><text:span text:style-name="T2">Text Editor </text:span>– a plain-text editor that you can use to edit the raw HTML markup of your weblog entries. Don't use this unless you know HTML.</text:p>
        </text:list-item>
        <text:list-item>
          <text:p text:style-name="P60"><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1136955533" text:style-name="L4">
        <text:list-item>
          <text:p text:style-name="P61"><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61"><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61"><text:soft-page-break/><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61"><text:span text:style-name="T2">Delete entry </text:span>– use this to delete the current weblog entry, you'll be asked to confirm.</text:p>
        </text:list-item>
        <text:list-item>
          <text:p text:style-name="P61"><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7" draw:name="graphics25" text:anchor-type="paragraph" svg:width="6in" svg:height="1.0902in" draw:z-index="34"><draw:image xlink:href="Pictures/100002010000029F0000007AB2A409D1.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8" draw:name="graphics26" text:anchor-type="paragraph" svg:width="6in" svg:height="1.8402in" draw:z-index="35"><draw:image xlink:href="Pictures/10000201000002A3000000CFA1610771.png" xlink:type="simple" xlink:show="embed" xlink:actuate="onLoad"/></draw:frame>All of these are optional settings.</text:p>
      <text:list xml:id="list860224781" text:style-name="L5">
        <text:list-item>
          <text:p text:style-name="P62"><text:span text:style-name="T2">Pub Time</text:span> – if you'd like to set the publication time of your weblog entry to a specific time, possibly one in the future, you can do so here. </text:p>
        </text:list-item>
        <text:list-item>
          <text:p text:style-name="P62"><text:span text:style-name="T2">Allow comments for </text:span>– this setting allows you to turn comments on/off for your weblog entry and to limit the number of days that comments are allowed.</text:p>
        </text:list-item>
        <text:list-item>
          <text:p text:style-name="P62"><text:span text:style-name="T2">Text reads left-to-right </text:span>– this settings allows you to set the reads left-to-right flag for a weblog entry. Currently, none of the stock Roller templates respect this setting.</text:p>
        </text:list-item>
        <text:list-item>
          <text:p text:style-name="P63">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8"><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6"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5"><draw:text-box fo:min-height="4.848in"><text:p text:style-name="Illustration"><draw:frame draw:style-name="fr6" draw:name="graphics7" text:anchor-type="paragraph" svg:x="0.2398in" svg:y="0.0728in" svg:width="6.1602in" svg:height="4.5252in" draw:z-index="45"><draw:image xlink:href="Pictures/10000201000002E4000002260086E10F.png" xlink:type="simple" xlink:show="embed" xlink:actuate="onLoad"/></draw:frame>Illustration <text:sequence text:ref-name="refIllustration8" text:name="Illustration" text:formula="ooow:Illustration+1" style:num-format="1">9</text:sequence>: Edit entries page</text:p></draw:text-box></draw:frame></text:p>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46"><draw:text-box fo:min-height="4.4256in"><text:p text:style-name="Illustration"><draw:frame draw:style-name="fr5" draw:name="graphics10" text:anchor-type="paragraph" svg:x="0.0016in" svg:y="0.0008in" svg:width="5.7791in" style:rel-width="100%" svg:height="4.4256in" style:rel-height="scale" draw:z-index="47"><draw:image xlink:href="Pictures/10000201000002E300000254056B923D.png" xlink:type="simple" xlink:show="embed" xlink:actuate="onLoad"/></draw:frame>Illustration <text:sequence text:ref-name="refIllustration9" text:name="Illustration" text:formula="ooow:Illustration+1" style:num-format="1">10</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a hierarchy of categories and move categories around in that hierarchy, but support for hierarchical categories is somewhat limited in most Roller themes. Unless you are prepared to do some customization via template editing, you probably don't want to use hierarchical categories.</text:p>
      <text:h text:style-name="P116"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span text:style-name="T7">bookmarks</text:span><text:span text:style-name="T3">. </text:span>Use the <text:span text:style-name="T2">Create &amp; Edit:Bookmarks</text:span> page to add, edit and delete bookmarks and bookmark folders in your blogroll. </text:p>
      <text:p text:style-name="Text_20_body"><draw:frame draw:style-name="fr1" draw:name="Frame20" text:anchor-type="paragraph" svg:x="0.5161in" svg:y="0.1673in" svg:width="5.7272in" draw:z-index="57"><draw:text-box fo:min-height="5.072in"><text:p text:style-name="Illustration"><draw:frame draw:style-name="fr5" draw:name="graphics33" text:anchor-type="paragraph" svg:x="0.0016in" svg:y="0.0008in" svg:width="6.3862in" style:rel-width="100%" svg:height="5.5307in" style:rel-height="scale" draw:z-index="58"><draw:image xlink:href="Pictures/10000201000002A70000024CE69A6F66.png" xlink:type="simple" xlink:show="embed" xlink:actuate="onLoad"/></draw:frame>Illustration <text:sequence text:ref-name="refIllustration10" text:name="Illustration" text:formula="ooow:Illustration+1" style:num-format="1">11</text:sequence>: Bookmarks management page</text:p></draw:text-box></draw:frame></text:p>
      <text:p text:style-name="Text_20_body"/>
      <text:h text:style-name="P116"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50"><draw:text-box fo:min-height="3.8591in"><text:p text:style-name="Illustration">Illustration <text:sequence text:ref-name="refIllustration11" text:name="Illustration" text:formula="ooow:Illustration+1" style:num-format="1">12</text:sequence>: Media File View page</text:p><text:p text:style-name="Illustration"><draw:frame draw:style-name="fr4" draw:name="graphics27" text:anchor-type="paragraph" svg:width="7.5in" svg:height="4.4862in" draw:z-index="73"><draw:image xlink:href="Pictures/10000201000003F50000025EA69E11AD.png" xlink:type="simple" xlink:show="embed" xlink:actuate="onLoad"/></draw:frame></text:p></draw:text-box></draw:frame>You can see the Media File View page above. Below we'll discuss all of the things you can do with Media Files via the Media Filew View page and the new Media File browser that we've added to the Weblog Editor.</text:p>
      <text:p text:style-name="P6"/>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74"><draw:text-box fo:min-height="5.6563in"><text:p text:style-name="Illustration"><draw:frame draw:style-name="fr5" draw:name="graphics29" text:anchor-type="paragraph" svg:x="0.0016in" svg:y="0.0008in" svg:width="7.5in" style:rel-width="100%" svg:height="5.6563in" style:rel-height="scale" draw:z-index="75"><draw:image xlink:href="Pictures/10000201000003E5000002F03F646A75.png" xlink:type="simple" xlink:show="embed" xlink:actuate="onLoad"/></draw:frame>Illustration <text:sequence text:ref-name="refIllustration12" text:name="Illustration" text:formula="ooow:Illustration+1" style:num-format="1">13</text:sequence>: Add Media Files page</text:p></draw:text-box></draw:frame></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76"><draw:text-box fo:min-height="6.2016in"><text:p text:style-name="Illustration"><draw:frame draw:style-name="fr5" draw:name="graphics32" text:anchor-type="paragraph" svg:x="0.0016in" svg:y="0.0008in" svg:width="7.5in" style:rel-width="100%" svg:height="6.2016in" style:rel-height="scale" draw:z-index="77"><draw:image xlink:href="Pictures/10000201000003ED0000033FD117CCCF.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78"><draw:text-box fo:min-height="5.4075in"><text:p text:style-name="Illustration"><draw:frame draw:style-name="fr5" draw:name="graphics44" text:anchor-type="paragraph" svg:x="0.0016in" svg:y="0.0008in" svg:width="5.8264in" style:rel-width="100%" svg:height="5.4075in" style:rel-height="scale" draw:z-index="79"><draw:image xlink:href="Pictures/1000020100000341000002F708606F99.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9" draw:name="graphics47" text:anchor-type="paragraph" svg:x="4.1717in" svg:y="0.0063in" svg:width="3.1402in" svg:height="2.4634in" draw:z-index="80"><draw:image xlink:href="Pictures/10000201000001D90000018E6FDF86D6.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e delete Media File Directories you must first empty them out. You can only delete directories that are empty.</text:p>
      <text:h text:style-name="Heading_20_3" text:outline-level="3">How to post images to your weblog</text:h>
      <text:p text:style-name="Text_20_body"><draw:frame draw:style-name="fr9" draw:name="graphics48" text:anchor-type="paragraph" svg:x="3.072in" svg:y="0.0575in" svg:width="4.3874in" svg:height="2.3591in" draw:z-index="81"><draw:image xlink:href="Pictures/100002010000021700000128EFCEAC2B.png" xlink:type="simple" xlink:show="embed" xlink:actuate="onLoad"/></draw:frame>We explained above how to post images during the upload process. You can also post images to your weblog directly from the Media File View page. </text:p>
      <text:p text:style-name="Text_20_body">Look for the little green plus sign and click it to see the Create Weblog Post menu.</text:p>
      <text:p text:style-name="Text_20_body">When you click <text:span text:style-name="T2">Post in Weblog</text:span>, Roller will create a new weblog and include your Media File. If it's an image, Roller will also include the image thumbnail. </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116"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4">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819488189" text:style-name="L6">
        <text:list-item>
          <text:p text:style-name="P65">Record an interesting Podcast (that's the hard part, by the way) <text:s/>and save your Podcast in MP3 format or whatever format you prefer. </text:p>
        </text:list-item>
      </text:list>
      <text:list xml:id="list1815839275" text:style-name="L7">
        <text:list-item>
          <text:p text:style-name="P66">Upload your Podcast to a web server somewhere and take note of your Podcast's URL. For example, if you were to upload a file to Roller, then the URL might look something like this: </text:p>
        </text:list-item>
      </text:list>
      <text:p text:style-name="P14"><text:span text:style-name="T13"><text:tab/><text:tab/></text:span><text:span text:style-name="T11">http://hostname/roller/yourname/resource/mycast.mp3</text:span></text:p>
      <text:list xml:id="list1330680245" text:style-name="L8">
        <text:list-item>
          <text:p text:style-name="P67">Create a new Roller weblog entry announcing your new Podcast. You might want to provide a link to it so that those without a Podcast client can click to download it directly. For example:</text:p>
        </text:list-item>
      </text:list>
      <text:p text:style-name="P20"><text:tab/><text:tab/>Hey now! I just created my first Podcast you can download it here:<text:line-break/><text:tab/><text:tab/>&lt;a href="http://hostname/roller/yourname/resource/mycast.mp3"&gt;mycast.mp3&lt;/a&gt;</text:p>
      <text:list xml:id="list297412533" text:style-name="L9">
        <text:list-item>
          <text:p text:style-name="P68">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1723015909" text:style-name="L10">
        <text:list-item>
          <text:p text:style-name="P69">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21"><draw:frame draw:style-name="fr1" draw:name="Frame8" text:anchor-type="paragraph" svg:x="0.4098in" svg:y="0.0102in" svg:width="6.3689in" draw:z-index="6"><draw:text-box fo:min-height="1.3681in"><text:p text:style-name="Illustration"><draw:frame draw:style-name="fr5" draw:name="graphics9" text:anchor-type="paragraph" svg:x="0.0016in" svg:y="0.0008in" svg:width="6.3689in" style:rel-width="100%" svg:height="1.3681in" style:rel-height="scale" draw:z-index="7"><draw:image xlink:href="Pictures/100002010000025D0000008233EDBB94.png" xlink:type="simple" xlink:show="embed" xlink:actuate="onLoad"/></draw:frame>Illustration <text:sequence text:ref-name="refIllustration15" text:name="Illustration" text:formula="ooow:Illustration+1" style:num-format="1">16</text:sequence>: Podcast URL field</text:p></draw:text-box></draw:frame></text:p>
      <text:list xml:id="list1342927876" text:style-name="L11">
        <text:list-item>
          <text:p text:style-name="P88"><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4"><text:tab/>&lt;enclosure url="http://example.com/roller/nina/resource/mycast.mp3" </text:p>
      <text:p text:style-name="P36"><text:tab/><text:tab/>type="audio/x-mpeg" length="3409127" /&gt;</text:p>
      <text:p text:style-name="P36"/>
      <text:h text:style-name="P116"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6">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59"><draw:text-box fo:min-height="0.9445in"><text:p text:style-name="Illustration"><draw:frame draw:style-name="fr5" draw:name="graphics11" text:anchor-type="paragraph" svg:x="0.0016in" svg:y="0.0008in" svg:width="3.9673in" style:rel-width="100%" svg:height="0.9445in" style:rel-height="scale" draw:z-index="60"><draw:image xlink:href="Pictures/10000201000001F30000007808E46FED.png" xlink:type="simple" xlink:show="embed" xlink:actuate="onLoad"/></draw:frame>Illustration <text:sequence text:ref-name="refIllustration16"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344703913" text:style-name="L12">
        <text:list-item>
          <text:p text:style-name="P89"><text:span text:style-name="T2">Username</text:span>: <text:tab/>your Roller username</text:p>
        </text:list-item>
        <text:list-item>
          <text:p text:style-name="P89"><text:span text:style-name="T2">Password</text:span>: <text:tab/>your Roller password</text:p>
        </text:list-item>
        <text:list-item>
          <text:p text:style-name="P89"><text:span text:style-name="T2">BlogID</text:span>: <text:tab/>the handle of your Roller weblog</text:p>
        </text:list-item>
        <text:list-item>
          <text:p text:style-name="P89"><text:span text:style-name="T2">URL</text:span>:<text:tab/><text:tab/>the URL of Roller's web services end-point</text:p>
        </text:list-item>
      </text:list>
      <text:p text:style-name="P13">Note that you may not need to enter your BlogID because some blog clients will login to Roller and then present you with a list of the weblogs that are available to your user. </text:p>
      <text:p text:style-name="P13"/>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1218363367" text:style-name="L13">
        <text:list-item>
          <text:p text:style-name="P90"><text:span text:style-name="T2">Username</text:span>: <text:tab/>fred</text:p>
        </text:list-item>
        <text:list-item>
          <text:p text:style-name="P90"><text:span text:style-name="T2">Password</text:span>: <text:tab/>(your password)</text:p>
        </text:list-item>
        <text:list-item>
          <text:p text:style-name="P90"><text:span text:style-name="T2">BlogID</text:span>: <text:tab/>fredsblog</text:p>
        </text:list-item>
        <text:list-item>
          <text:p text:style-name="P90"><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447865771" text:style-name="L14">
        <text:list-item>
          <text:p text:style-name="P91"><text:span text:style-name="T2">Username</text:span>: <text:tab/>fred</text:p>
        </text:list-item>
        <text:list-item>
          <text:p text:style-name="P91"><text:span text:style-name="T2">Password</text:span>: <text:tab/>(your password)</text:p>
        </text:list-item>
        <text:list-item>
          <text:p text:style-name="P91"><text:span text:style-name="T2">BlogID</text:span>: <text:tab/>fredsblog</text:p>
        </text:list-item>
        <text:list-item>
          <text:p text:style-name="P105"><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48"><draw:text-box fo:min-height="4.0862in"><text:p text:style-name="Illustration"><draw:frame draw:style-name="fr5" draw:name="graphics42" text:anchor-type="paragraph" svg:x="0.0016in" svg:y="0.0008in" svg:width="6.1752in" style:rel-width="100%" svg:height="4.0862in" style:rel-height="scale" draw:z-index="49"><draw:image xlink:href="Pictures/100002010000031B000001F6F8E83481.png" xlink:type="simple" xlink:show="embed" xlink:actuate="onLoad"/></draw:frame>Illustration <text:sequence text:ref-name="refIllustration17" text:name="Illustration" text:formula="ooow:Illustration+1" style:num-format="1">18</text:sequence>: Comments page</text:p></draw:text-box></draw:frame></text:p>
      <text:p text:style-name="P16"/>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6">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9"><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9">How to moderate comments</text:p>
      <text:list xml:id="list1561924480" text:style-name="L15">
        <text:list-item>
          <text:p text:style-name="P106">Review each new comment and decide if it is to be approved for display, marked as spam and hidden or deleted entirely. </text:p>
        </text:list-item>
        <text:list-item>
          <text:p text:style-name="P107"><text:span text:style-name="T20">Only comments that are marked as approved and are not spam will be displayed on your weblog. So set (or unset) the corresponding chec</text:span>kboxes for each comment, or leave them the way they are. </text:p>
        </text:list-item>
        <text:list-item>
          <text:p text:style-name="P107">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1">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30">Limitations of global comment management</text:p>
      <text:p text:style-name="P31">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3"/>
      <text:h text:style-name="Heading_20_2" text:outline-level="2"><text:span text:style-name="T1">Preventing weblog spam</text:span> </text:h>
      <text:p text:style-name="Text_20_body">There are three forms of comment spam that can affect your weblog:</text:p>
      <text:list xml:id="list969902741" text:style-name="L16">
        <text:list-item>
          <text:list>
            <text:list-item>
              <text:p text:style-name="P70"><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70"><text:span text:style-name="T5">Trackback spam</text:span>: spam that arrives via trackbacks sent by a spambot.</text:p>
            </text:list-item>
            <text:list-item>
              <text:p text:style-name="P70"><text:span text:style-name="T5">Referrer spam</text:span>: spam that arrives in web requests and appears on the Referrers page of your Roller blog or on your blog (but only if your blog theme uses the <text:span text:style-name="T22">#showReferrers()</text:span> macro).</text:p>
            </text:list-item>
          </text:list>
        </text:list-item>
      </text:list>
      <text:p text:style-name="Text_20_body">Fortunately, there are counter-measures for each type of spam. Here are Roller's built in spam prevention measures:</text:p>
      <text:list xml:id="list1346581940" text:style-name="L17">
        <text:list-item>
          <text:p text:style-name="P92"><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2"><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2">Excess links validator will mark comments with more than three links as spam (default: on)</text:p>
            </text:list-item>
            <text:list-item>
              <text:p text:style-name="P92">Excess size validator marks any comment with more than 1000 characters as spam (default: on)</text:p>
            </text:list-item>
            <text:list-item>
              <text:p text:style-name="P92">Blacklist validator marks comments containing any of your site's designated bad words as spam (default: on)</text:p>
            </text:list-item>
            <text:list-item>
              <text:p text:style-name="P92">Trackback verification validator will check incoming trackbacks to ensure that they link to you.</text:p>
            </text:list-item>
            <text:list-item>
              <text:p text:style-name="P92">Akismet validator allows you to use the Akismet.com spam prevention service. </text:p>
            </text:list-item>
          </text:list>
        </text:list-item>
        <text:list-item>
          <text:p text:style-name="P92"><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6">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2147104417" text:style-name="L18">
        <text:list-item>
          <text:list>
            <text:list-item>
              <text:list>
                <text:list-header>
                  <text:p text:style-name="P64">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3">Actually, there are three levels of blacklist:</text:p>
      <text:list xml:id="list966907780" text:style-name="L19">
        <text:list-item>
          <text:list>
            <text:list-item>
              <text:p text:style-name="P82">Level 1 blacklist: This is the built-in blacklist, the one that comes with Roller. This can only be changed by somebody with root access to the Roller server itself.</text:p>
            </text:list-item>
            <text:list-item>
              <text:p text:style-name="P82">Level 2 blacklist: This is the site wide blacklist, which can only be edited by a global administrator via the Server Admin page.</text:p>
            </text:list-item>
            <text:list-item>
              <text:p text:style-name="P82">Level 3 blacklist: Weblog specific blacklist, which you control in the Weblog Settings page of your weblog.</text:p>
            </text:list-item>
          </text:list>
        </text:list-item>
      </text:list>
      <text:p text:style-name="P13"><text:soft-page-break/>Incoming comments and trackbacks are checked against all three levels of blacklist. Incoming referrers, however, are only checked against the levels 2 and 3 blacklist.</text:p>
      <text:list xml:id="list1946689248" text:continue-list="list2147104417" text:style-name="L18">
        <text:list-item>
          <text:list>
            <text:list-item>
              <text:list>
                <text:list-header>
                  <text:p text:style-name="P64">How to add words and expressions to the blacklist</text:p>
                </text:list-header>
              </text:list>
            </text:list-item>
          </text:list>
        </text:list-item>
      </text:list>
      <text:p text:style-name="P13">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1829797276" text:style-name="L20">
        <text:list-item>
          <text:list>
            <text:list-item>
              <text:p text:style-name="P83">Go to the Weblog Settings page and scroll down to the blacklist fields</text:p>
            </text:list-item>
            <text:list-item>
              <text:p text:style-name="P83">Enter your spam words, one per line</text:p>
            </text:list-item>
            <text:list-item>
              <text:p text:style-name="P93"><text:span text:style-name="T14">Lines that begin with a left parenthesis will be treated as regular expressions (see the <text:s/>Java API documentation for </text:span><text:span text:style-name="T24">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843805944" text:style-name="L21">
        <text:list-item>
          <text:p text:style-name="P94">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1104300887" text:style-name="L22">
        <text:list-item>
          <text:p text:style-name="P95">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14"><draw:text-box fo:min-height="1.3252in"><text:p text:style-name="Illustration"><draw:frame draw:style-name="fr5" draw:name="graphics13" text:anchor-type="paragraph" svg:x="0.0016in" svg:y="0.0008in" svg:width="6.7862in" style:rel-width="100%" svg:height="1.3252in" style:rel-height="scale" draw:z-index="15"><draw:image xlink:href="Pictures/100002010000029A000000828E595807.png" xlink:type="simple" xlink:show="embed" xlink:actuate="onLoad"/></draw:frame>Illustration <text:sequence text:ref-name="refIllustration18" text:name="Illustration" text:formula="ooow:Illustration+1" style:num-format="1">19</text:sequence>: Send trackback control</text:p></draw:text-box></draw:frame></text:p>
      <text:list xml:id="list1283288532" text:style-name="L23">
        <text:list-item>
          <text:p text:style-name="P96">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6">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68"><draw:text-box fo:min-height="1.3547in"><text:p text:style-name="Illustration"><draw:frame draw:style-name="fr10" draw:name="graphics22" text:anchor-type="paragraph" svg:x="0.1965in" svg:y="0.2508in" svg:width="6.1783in" style:rel-width="98%" svg:height="0.7661in" style:rel-height="scale" draw:z-index="69"><draw:image xlink:href="Pictures/10000201000002D20000005CBCA42AE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6" draw:name="graphics19" text:anchor-type="paragraph" svg:x="0.3811in" svg:y="0.1874in" svg:width="4.4228in" svg:height="4.9929in" draw:z-index="67"><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8">The <text:span text:style-name="T1">Preferences:Settings</text:span> page allows you to set the configuration parameters for your weblog. </text:p>
      <text:p text:style-name="P18"><draw:frame draw:style-name="fr6" draw:name="graphics3" text:anchor-type="paragraph" svg:x="0.3898in" svg:y="0.2028in" svg:width="6.5752in" svg:height="0.8654in" draw:z-index="61"><draw:image xlink:href="Pictures/100000000000031A0000007B40DF3942.png" xlink:type="simple" xlink:show="embed" xlink:actuate="onLoad"/></draw:frame></text:p>
      <text:p text:style-name="P19"/>
      <text:p text:style-name="P19">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6" draw:name="graphics15" text:anchor-type="paragraph" svg:x="0.3953in" svg:y="0.1146in" svg:width="5.8146in" svg:height="2.8874in" draw:z-index="62"><draw:image xlink:href="Pictures/100002010000029200000162A0F6D6D8.png" xlink:type="simple" xlink:show="embed" xlink:actuate="onLoad"/></draw:frame></text:p>
      <text:list xml:id="list333784824" text:style-name="L24">
        <text:list-item>
          <text:p text:style-name="P97"><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985471259" text:style-name="L25">
        <text:list-item>
          <text:p text:style-name="P98"><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4"><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5"><text:soft-page-break/>About your blog<text:span text:style-name="T3"> – A more detailed description of the blog or blog author(s) that shows on some of the default themes.</text:span></text:p>
        </text:list-item>
      </text:list>
      <text:list xml:id="list2121267647" text:style-name="L26">
        <text:list-item>
          <text:p text:style-name="P71"><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778649262" text:style-name="L27">
        <text:list-item>
          <text:p text:style-name="P72"><text:span text:style-name="T1">Weblog editor page to be used</text:span> - Choose a weblog editor page, some are rich-text editors: </text:p>
        </text:list-item>
      </text:list>
      <text:list xml:id="list1053202679" text:style-name="L28">
        <text:list-item>
          <text:list>
            <text:list-item>
              <text:p text:style-name="P108">editor-text.jsp: <text:tab/>Simple text editor, you must enter HTML</text:p>
            </text:list-item>
            <text:list-item>
              <text:p text:style-name="P108">editor-rte.jsp: <text:tab/>Rich text editor (works in Firefox and IE but not Safari)</text:p>
            </text:list-item>
          </text:list>
        </text:list-item>
      </text:list>
      <text:p text:style-name="P40"/>
      <text:list xml:id="list2174033011" text:continue-list="list1053202679" text:style-name="L28">
        <text:list-item text:start-value="1">
          <text:p text:style-name="P73"><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3"><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6" draw:name="graphics16" text:anchor-type="paragraph" svg:x="0.4256in" svg:y="0.1563in" svg:width="5.8154in" svg:height="1.4874in" draw:z-index="63"><draw:image xlink:href="Pictures/10000000000002AB000000BD2CAC1807.png" xlink:type="simple" xlink:show="embed" xlink:actuate="onLoad"/></draw:frame></text:p>
      <text:list xml:id="list823793938" text:style-name="L29">
        <text:list-item>
          <text:p text:style-name="P86">I publish my weblog in multiple languages<text:span text:style-name="T3">: check this box if you blog in multiple languages and would like to specify a language locale for each of your weblog <text:s/>entries.</text:span></text:p>
        </text:list-item>
        <text:list-item>
          <text:p text:style-name="P86">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6">Locale<text:span text:style-name="T3"> set the default locale for your weblog.</text:span></text:p>
        </text:list-item>
        <text:list-item>
          <text:p text:style-name="P86">Timezone: <text:span text:style-name="T3">the timezone to be used in your weblog.</text:span></text:p>
        </text:list-item>
      </text:list>
      <text:h text:style-name="Heading_20_3" text:outline-level="3"><text:soft-page-break/><text:span text:style-name="T1">Comments</text:span> and default comment settings</text:h>
      <text:p text:style-name="Text_20_body"><draw:frame draw:style-name="fr11" draw:name="graphics50" text:anchor-type="paragraph" svg:width="5.4in" style:rel-width="72%" svg:height="2.4957in" style:rel-height="26%" draw:z-index="83"><draw:image xlink:href="Pictures/10000201000002790000011893B12C68.png" xlink:type="simple" xlink:show="embed" xlink:actuate="onLoad"/></draw:frame></text:p>
      <text:p text:style-name="Text_20_body"/>
      <text:list xml:id="list1833029468" text:style-name="L30">
        <text:list-item>
          <text:p text:style-name="P74"><text:span text:style-name="T1">Allow comments for your weblog?</text:span> – Check this box to allow visitors to leave comments on your weblog. </text:p>
        </text:list-item>
        <text:list-item>
          <text:p text:style-name="P74"><text:span text:style-name="T2">Moderate comments</text:span> – Check this box to enable comment moderation (i.e. you must approve each comment before it is displayed).</text:p>
          <text:p text:style-name="P74"/>
        </text:list-item>
      </text:list>
      <text:p text:style-name="P18"><text:tab/>Note the next two options are visible only if the Roller Administrator has enabled email notifications for user blogs (See Section 9.2, Roller Administration):</text:p>
      <text:p text:style-name="P18"/>
      <text:list xml:id="list1953379712" text:continue-numbering="true" text:style-name="L30">
        <text:list-item>
          <text:p text:style-name="P74"><text:span text:style-name="T2">Email notification of comments?</text:span> – Check this box to receive an email notification of each new comments.</text:p>
        </text:list-item>
        <text:list-item>
          <text:p text:style-name="P99"><text:span text:style-name="T16">Default from e-mail address for comments</text:span><text:span text:style-name="T13"> – This will be used as the from address in comment emails sent by Roller.</text:span></text:p>
        </text:list-item>
      </text:list>
      <text:p text:style-name="P18"/>
      <text:list xml:id="list978993074" text:style-name="L31">
        <text:list-item>
          <text:p text:style-name="P75"><text:span text:style-name="T2">By default, allow comments for new entries</text:span> – Check this box to enable comments on your weblog. You can <text:s/>also control comments on each individual weblog entry.</text:p>
        </text:list-item>
        <text:list-item>
          <text:p text:style-name="P87"><text:span text:style-name="T25">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5"><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oft-page-break/><text:span text:style-name="T1">Weblog client API</text:span> </text:h>
      <text:p text:style-name="Text_20_body"><draw:frame draw:style-name="fr6" draw:name="graphics34" text:anchor-type="paragraph" svg:x="0.3661in" svg:y="0.1665in" svg:width="5.7055in" svg:height="1.0772in" draw:z-index="64"><draw:image xlink:href="Pictures/10000000000002AA0000007973765AE9.png" xlink:type="simple" xlink:show="embed" xlink:actuate="onLoad"/></draw:frame></text:p>
      <text:list xml:id="list2122075206" text:style-name="L32">
        <text:list-item>
          <text:p text:style-name="P76"><text:span text:style-name="T1">Enable Blogger API for your weblog</text:span> - Set to true to enable weblogging via the MetaWeblog API. This will allow you to use handy blogging clients like Ecto to post to your weblog. </text:p>
        </text:list-item>
      </text:list>
      <text:list xml:id="list1790854787" text:style-name="L33">
        <text:list-item>
          <text:p text:style-name="P77"><text:span text:style-name="T1">Category for posts received via Blogger API</text:span> - Choose the category for incoming posts made via the Blogger API. This only applies if you blogging client does not support categories. </text:p>
        </text:list-item>
      </text:list>
      <text:h text:style-name="Heading_20_3" text:outline-level="3"><text:span text:style-name="T1">Formatting</text:span> </text:h>
      <text:p text:style-name="Text_20_body"><draw:frame draw:style-name="fr6" draw:name="graphics43" text:anchor-type="paragraph" svg:x="0.3764in" svg:y="0.1772in" svg:width="5.5634in" svg:height="1.1429in" draw:z-index="66"><draw:image xlink:href="Pictures/10000000000002A8000000903E7FA921.png" xlink:type="simple" xlink:show="embed" xlink:actuate="onLoad"/></draw:frame></text:p>
      <text:list xml:id="list766335903" text:style-name="L34">
        <text:list-item>
          <text:p text:style-name="P78"><text:span text:style-name="T1">Default entry formatters: </text:span><text:span text:style-name="T3">this is the list of plug-ins to be enabled by default on a new weblog entry. </text:span></text:p>
        </text:list-item>
      </text:list>
      <text:h text:style-name="Heading_20_3" text:outline-level="3"><text:span text:style-name="T1">Spam prevention</text:span> </text:h>
      <text:p text:style-name="Text_20_body"><draw:frame draw:style-name="fr6" draw:name="graphics35" text:anchor-type="paragraph" svg:x="0.3984in" svg:y="0.0835in" svg:width="5.6618in" svg:height="1.6744in" draw:z-index="65"><draw:image xlink:href="Pictures/1000020100000296000000C44BE4C44F.png" xlink:type="simple" xlink:show="embed" xlink:actuate="onLoad"/></draw:frame></text:p>
      <text:list xml:id="list1075364370" text:style-name="L35">
        <text:list-item>
          <text:p text:style-name="P79"><text:span text:style-name="T1">Ignore incoming referrer URLs that contain any of these (comma-separated) words - </text:span><text:span text:style-name="T3">you can use this to filter out what referrers are accepted. Somewhat useful if you start getting hit by referrer spam, but not a complete solution to the referrer spam problem. See section [</text:span><text:a xlink:type="simple" xlink:href="#5.5.Preventing weblog spam |outline"><text:span text:style-name="T3">5.5] </text:span></text:a><text:span text:style-name="T3">for more information on spam prevention.</text:span></text:p>
        </text:list-item>
      </text:list>
      <text:p text:style-name="Text_20_body"/>
      <text:p text:style-name="Text_20_body"/>
      <text:h text:style-name="P116"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51"><draw:text-box fo:min-height="4.189in"><text:p text:style-name="Illustration"><draw:frame draw:style-name="fr5" draw:name="graphics21" text:anchor-type="paragraph" svg:x="0.0016in" svg:y="0.0008in" svg:width="6.6654in" style:rel-width="100%" svg:height="4.189in" style:rel-height="scale" draw:z-index="5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467413199" text:style-name="L36">
        <text:list-item>
          <text:p text:style-name="P100"><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100"><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1549641371" text:style-name="L37">
        <text:list-item>
          <text:p text:style-name="P101"><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text:soft-page-break/>User successfully invited.</text:p>
      <text:p text:style-name="P35">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53"><draw:text-box fo:min-height="1.8429in"><text:p text:style-name="Illustration"><draw:frame draw:style-name="fr5" draw:name="graphics2" text:anchor-type="paragraph" svg:x="0.0016in" svg:y="0.0008in" svg:width="6.0307in" style:rel-width="100%" svg:height="1.998in" style:rel-height="scale" draw:z-index="54"><draw:image xlink:href="Pictures/100002010000023D000000BE5C796A10.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5"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xml:id="list707537276" text:style-name="L38">
        <text:list-item>
          <text:p text:style-name="P114"><text:span text:style-name="T1">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14"><text:span text:style-name="T1">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9"><draw:text-box fo:min-height="5.4898in"><text:p text:style-name="Illustration"><draw:frame draw:style-name="fr5" draw:name="graphics40" text:anchor-type="paragraph" svg:x="0.0016in" svg:y="0.0008in" svg:width="6.4543in" style:rel-width="100%" svg:height="5.4898in" style:rel-height="scale" draw:z-index="10"><draw:image xlink:href="Pictures/10000201000002BE00000255CE3483E1.png" xlink:type="simple" xlink:show="embed" xlink:actuate="onLoad"/></draw:frame>Illustration <text:sequence text:ref-name="refIllustration22" text:name="Illustration" text:formula="ooow:Illustration+1" style:num-format="1">23</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42"><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1">Weblog:Custom Ping Targets</text:span> page. </text:p>
      <text:p text:style-name="P45"><text:span text:style-name="T8">Note:</text:span><text:span text:style-name="T4"> Custom ping targets are a feature that the administrator can disable. If you do not see </text:span><text:span text:style-name="T8">Weblog:Custom Ping Targets</text:span><text:span text:style-name="T4"> menu item, or any heading for Custom Ping Targets on the </text:span><text:span text:style-name="T8">Weblog:Pings</text:span><text:span text:style-name="T4">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1">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3"><draw:text-box fo:min-height="3.2516in"><text:p text:style-name="Illustration"><draw:frame draw:style-name="fr5"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3" text:name="Illustration" text:formula="ooow:Illustration+1" style:num-format="1">24</text:sequence>: Custom ping targets page</text:p></draw:text-box></draw:frame><text:soft-page-break/></text:p>
      <text:p text:style-name="Text_20_body"/>
      <text:p text:style-name="Text_20_body">Click the <text:span text:style-name="T1">Add New</text:span> button to add a new custom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2319in" svg:y="0.1701in" svg:width="5.1689in" draw:z-index="1"><draw:text-box fo:min-height="1.8945in"><text:p text:style-name="Illustration"><draw:frame draw:style-name="fr5" draw:name="graphics46" text:anchor-type="paragraph" svg:x="0.0016in" svg:y="0.0008in" svg:width="4.5634in" style:rel-width="88%" svg:height="1.6717in" style:rel-height="scale" draw:z-index="2"><draw:image xlink:href="Pictures/10000201000001EB000000B49FF2CFAD.png" xlink:type="simple" xlink:show="embed" xlink:actuate="onLoad"/></draw:frame>Illustration <text:sequence text:ref-name="refIllustration24" text:name="Illustration" text:formula="ooow:Illustration+1" style:num-format="1">25</text:sequence>: Edit ping target form</text:p></draw:text-box></draw:frame></text:p>
      <text:p text:style-name="Text_20_body">Once you have created a custom ping target, you will see it listed on the <text:span text:style-name="T1">Weblog:Custom Ping Targets</text:span> page. From this page, you can further edit it or delete it. To enable automatic pings or send manual using your custom ping targets, use the <text:span text:style-name="T1">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1">Save</text:span> will fail, and you will get an error indication telling you what was wrong with your entry</text:p>
      <text:p text:style-name="Standard"/>
      <text:h text:style-name="P116"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path</text:span> where <text:span text:style-name="T4">/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5"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8"><draw:text-box fo:min-height="4.1689in"><text:p text:style-name="Illustration"><draw:frame draw:style-name="fr5" draw:name="graphics14" text:anchor-type="paragraph" svg:x="0.0016in" svg:y="0.0008in" svg:width="6.4752in" style:rel-width="100%" svg:height="4.1689in" style:rel-height="scale" draw:z-index="19"><draw:image xlink:href="Pictures/100002010000028A000001B8B4A883FA.png" xlink:type="simple" xlink:show="embed" xlink:actuate="onLoad"/></draw:frame>Illustration <text:sequence text:ref-name="refIllustration25" text:name="Illustration" text:formula="ooow:Illustration+1" style:num-format="1">26</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text:soft-page-break/>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2" draw:name="Frame9" text:anchor-type="paragraph" svg:width="6.5583in" draw:z-index="16"><draw:text-box fo:min-height="5.5083in"><text:p text:style-name="Illustration"><draw:frame draw:style-name="fr5" draw:name="graphics18" text:anchor-type="paragraph" svg:x="0.0016in" svg:y="0.0008in" svg:width="6.5583in" style:rel-width="100%" svg:height="5.5083in" style:rel-height="scale" draw:z-index="17"><draw:image xlink:href="Pictures/1000020100000324000002B2AB241B53.png" xlink:type="simple" xlink:show="embed" xlink:actuate="onLoad"/></draw:frame>Illustration <text:sequence text:ref-name="refIllustration26" text:name="Illustration" text:formula="ooow:Illustration+1" style:num-format="1">27</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6"/>
      <text:p text:style-name="P46">NOTE: you can disable a user but there is no way to remove a user from Roller. </text:p>
      <text:h text:style-name="P116"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5"><draw:frame draw:style-name="fr2" draw:name="Frame29" text:anchor-type="paragraph" svg:width="6.872in" draw:z-index="20"><draw:text-box fo:min-height="3.2071in"><text:p text:style-name="Illustration"><draw:frame draw:style-name="fr6" draw:name="graphics20" text:anchor-type="paragraph" svg:x="0in" svg:y="0in" svg:width="6.872in" svg:height="2.9417in" draw:z-index="21"><draw:image xlink:href="Pictures/100002010000034E000001660E709BEA.png" xlink:type="simple" xlink:show="embed" xlink:actuate="onLoad"/></draw:frame>Illustration <text:sequence text:ref-name="refIllustration27" text:name="Illustration" text:formula="ooow:Illustration+1" style:num-format="1">28</text:sequence>: Configuration page: site settings</text:p></draw:text-box></draw:frame></text:p>
      <text:list xml:id="list1761910723" text:style-name="L39">
        <text:list-item>
          <text:p text:style-name="P110"><text:span text:style-name="T1">Site name</text:span>: name of the site, to be included in site-wide newsfeeds (RSS and Atom) and on the default front page of the Roller.</text:p>
        </text:list-item>
        <text:list-item>
          <text:p text:style-name="P110"><text:span text:style-name="T2">Short name</text:span>: short name of the site, to be included as the link in the banner that appears at the top of every page in the Roller editor/admin UI.</text:p>
        </text:list-item>
        <text:list-item>
          <text:p text:style-name="P110"><text:span text:style-name="T1">Site description</text:span>: description of site, to be included in site-wide newsfeeds (RSS and Atom) and on the default front page of the site.</text:p>
        </text:list-item>
        <text:list-item>
          <text:p text:style-name="P110"><text:span text:style-name="T1">Site Administrator's email Address</text:span>: admin's email address, to be include in side-side newsfeeds (RSS and Atom)</text:p>
        </text:list-item>
        <text:list-item>
          <text:p text:style-name="P110"><text:span text:style-name="T2">Handle of weblog to serve as frontpage blog</text:span>: specify the weblog that is to be displayed as the frontpage of this Roller site.</text:p>
        </text:list-item>
        <text:list-item>
          <text:p text:style-name="P110"><text:span text:style-name="T2">Enable aggregated frontpage feeds</text:span>: Set this to true if you would like the frontpage weblog's RSS and Atom feeds to be an aggregation of all weblogs on the Roller site.</text:p>
        </text:list-item>
        <text:list-item>
          <text:p text:style-name="P110"><text:span text:style-name="T1">Absolute URL to this site</text:span>: to be used as basis for creating absolute URLs. Required for Roller's Planet aggregator feature.</text:p>
        </text:list-item>
        <text:list-item>
          <text:p text:style-name="P110"><text:span text:style-name="T2">Suspend all ping processing</text:span>: Allows you to turn off all (outgoing) weblogs pings for all weblogs in the system.</text:p>
        </text:list-item>
        <text:list-item>
          <text:p text:style-name="P110"><text:span text:style-name="T2">Enable debug mode</text:span>: currently not used.</text:p>
          <text:p text:style-name="P102"/>
        </text:list-item>
      </text:list>
      <text:p text:style-name="P6"/>
      <text:p text:style-name="P15"><draw:frame draw:style-name="fr1" draw:name="Frame37" text:anchor-type="paragraph" svg:x="0.2984in" svg:y="0.1508in" svg:width="6.328in" draw:z-index="28"><draw:text-box fo:min-height="2.402in"><text:p text:style-name="Illustration"><draw:frame draw:style-name="fr5" draw:name="graphics39" text:anchor-type="paragraph" svg:x="0.0016in" svg:y="0.0008in" svg:width="6.328in" style:rel-width="100%" svg:height="2.402in" style:rel-height="scale" draw:z-index="29"><draw:image xlink:href="Pictures/10000201000002CE0000011C6AEDBE24.png" xlink:type="simple" xlink:show="embed" xlink:actuate="onLoad"/></draw:frame>Illustration <text:sequence text:ref-name="refIllustration28" text:name="Illustration" text:formula="ooow:Illustration+1" style:num-format="1">29</text:sequence>: Configuration: comments</text:p></draw:text-box></draw:frame></text:p>
      <text:list xml:id="list1833710091" text:continue-list="list1761910723" text:style-name="L39">
        <text:list-item text:start-value="1">
          <text:p text:style-name="P102"><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1810871183" text:style-name="L40">
        <text:list-item>
          <text:p text:style-name="P111"><text:span text:style-name="T2">External registration URL</text:span>: Controls the URL of Roller's “Register as new users” link. If you use an external system to create Roller users and blogs, set the URL of that system here. </text:p>
        </text:list-item>
        <text:list-item>
          <text:p text:style-name="P112">Editor pages: this is the list of weblog editors to be provided to users.</text:p>
        </text:list-item>
      </text:list>
      <text:list xml:id="list246886816" text:style-name="L41">
        <text:list-item>
          <text:p text:style-name="P103"><text:span text:style-name="T2">Allow weblog comments</text:span>: By un-setting this <text:s/>you can turn off weblog comments on all weblogs in the system.</text:p>
        </text:list-item>
        <text:list-item>
          <text:p text:style-name="P103"><text:span text:style-name="T2">Allow trackbacks</text:span>: By un-setting this <text:s/>you can turn off incoming trackbacks on all weblogs in the system.</text:p>
        </text:list-item>
        <text:list-item>
          <text:p text:style-name="P103"><text:span text:style-name="T2">Autoformat comments</text:span>: If this is on, Roller will auto-format comments by adding in line-breaks where appropriate.</text:p>
        </text:list-item>
        <text:list-item>
          <text:p text:style-name="P103"><text:span text:style-name="T2">Escape comment HTML</text:span>: By setting this, you can disallow HTML in comments and thereby protect your site from malicious JavaScript and some forms of cross-site scripting.</text:p>
        </text:list-item>
        <text:list-item>
          <text:p text:style-name="P103"><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3"><text:span text:style-name="T2">Enable verification of trackback links</text:span>: Trackback verification checks each incoming trackback to verify that the site sending the trackback actually links to the specific weblog entry that is the target of the trackback.</text:p>
        </text:list-item>
        <text:list-item>
          <text:p text:style-name="P103"><text:span text:style-name="T2">Enable referrer linkback extraction</text:span>: NOT RECOMMENDED. This is an experimental feature and it is not known to be working correctly.</text:p>
        </text:list-item>
      </text:list>
      <text:p text:style-name="Text_20_body"/>
      <text:p text:style-name="P6"><draw:frame draw:style-name="fr1" draw:name="Frame17" text:anchor-type="paragraph" svg:x="0.3902in" svg:y="0.3693in" svg:width="6.7201in" draw:z-index="32"><draw:text-box fo:min-height="1.4957in"><text:p text:style-name="Illustration"><draw:frame draw:style-name="fr5" draw:name="graphics23" text:anchor-type="paragraph" svg:x="0.0016in" svg:y="0.0008in" svg:width="6.7201in" style:rel-width="100%" svg:height="1.4957in" style:rel-height="scale" draw:z-index="33"><draw:image xlink:href="Pictures/100002010000033D000000AA6E65AEE4.png" xlink:type="simple" xlink:show="embed" xlink:actuate="onLoad"/></draw:frame>Illustration <text:sequence text:ref-name="refIllustration29" text:name="Illustration" text:formula="ooow:Illustration+1" style:num-format="1">30</text:sequence>: Configuration page: newsfeed settings</text:p></draw:text-box></draw:frame></text:p>
      <text:p text:style-name="P49"/>
      <text:list xml:id="list1291025127" text:continue-list="list246886816" text:style-name="L41">
        <text:list-item text:start-value="1">
          <text:p text:style-name="P113"><text:span text:style-name="T2">Default number of entries</text:span>: default number of entries to appear in each newsfeed (RSS and Atom).</text:p>
        </text:list-item>
        <text:list-item>
          <text:p text:style-name="P113"><text:span text:style-name="T2">Maximum number of entries</text:span>: maximum number of entries to be allowed in each newsfeed (RSS and Atom).</text:p>
        </text:list-item>
        <text:list-item>
          <text:p text:style-name="P113"><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22"><draw:text-box fo:min-height="1.9398in"><text:p text:style-name="Illustration"><draw:frame draw:style-name="fr5" draw:name="graphics24" text:anchor-type="paragraph" svg:x="0.0016in" svg:y="0.0008in" svg:width="6.3811in" style:rel-width="100%" svg:height="1.9398in" style:rel-height="scale" draw:z-index="23"><draw:image xlink:href="Pictures/10000201000002BB000000E4A1152918.png" xlink:type="simple" xlink:show="embed" xlink:actuate="onLoad"/></draw:frame>Illustration <text:sequence text:ref-name="refIllustration30" text:name="Illustration" text:formula="ooow:Illustration+1" style:num-format="1">31</text:sequence>: Configuration page: file upload settings</text:p></draw:text-box></draw:frame></text:p>
      <text:p text:style-name="P41"/>
      <text:list xml:id="list772029116" text:continue-list="list1291025127" text:style-name="L41">
        <text:list-item text:start-value="1">
          <text:p text:style-name="P55"><text:span text:style-name="T1">Enable File Uploads</text:span>: Are users allowed to upload files? </text:p>
        </text:list-item>
        <text:list-item>
          <text:p text:style-name="P55"><text:span text:style-name="T1">Allowed Extensions</text:span>: Comma-separated list of file extensions that users are allowed to upload. </text:p>
        </text:list-item>
        <text:list-item>
          <text:p text:style-name="P55"><text:span text:style-name="T1">Forbidden Extensions</text:span>: Comma-separated list of file extensions that users are NOT allowed to upload. </text:p>
        </text:list-item>
        <text:list-item>
          <text:p text:style-name="P55"><text:span text:style-name="T1">Max File Size (MB)</text:span>: Maximum size of file that users are allowed to upload. </text:p>
        </text:list-item>
        <text:list-item>
          <text:p text:style-name="P55"><text:span text:style-name="T1">Max Directory Size (MB)</text:span>: Total upload directory size per user. </text:p>
        </text:list-item>
      </text:list>
      <text:list xml:id="list921172230" text:style-name="L42">
        <text:list-header>
          <text:p text:style-name="P109"/>
        </text:list-header>
      </text:list>
      <text:h text:style-name="P115"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55"><draw:text-box fo:min-height="3.5339in"><text:p text:style-name="Illustration"><draw:frame draw:style-name="fr5" draw:name="graphics28" text:anchor-type="paragraph" svg:x="0.0016in" svg:y="0.0008in" svg:width="6.3917in" style:rel-width="100%" svg:height="3.5339in" style:rel-height="scale" draw:z-index="56"><draw:image xlink:href="Pictures/10000201000002FB000001ACF0CEF24E.png" xlink:type="simple" xlink:show="embed" xlink:actuate="onLoad"/></draw:frame>Illustration <text:sequence text:ref-name="refIllustration31" text:name="Illustration" text:formula="ooow:Illustration+1" style:num-format="1">32</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text:soft-page-break/>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3">roller.properties</text:span></text:span><text:span text:style-name="T23"> </text:span>file. </text:p>
      <text:p text:style-name="P26"><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6"><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6"><text:soft-page-break/><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6"><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6"><text:span text:style-name="T1">pings.initialCommonTargets. </text:span>This value is used to initialize the set of common ping targets. The value consists of a comma-separated list of ping targets, where each ping target is specified in the form </text:p>
      <text:p text:style-name="P37"><text:s text:c="10"/>{{name}{url}}</text:p>
      <text:p text:style-name="P38">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7"/>
      <text:h text:style-name="P115"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8" draw:name="graphics49" text:anchor-type="paragraph" svg:width="6.348in" svg:height="4.8957in" draw:z-index="82"><draw:image xlink:href="Pictures/10000201000002DA000002333E139C7A.png" xlink:type="simple" xlink:show="embed" xlink:actuate="onLoad"/></draw:frame></text:p>
      <text:p text:style-name="P16">Enabling Weblog Export</text:p>
      <text:p text:style-name="Text_20_body">Export is an optional feature that is disabled by default. </text:p>
      <text:p text:style-name="Text_20_body">If you do not see it in Roller, as your Roller admin to enable it by setting the <text:span text:style-name="T26">weblog.export.enabled</text:span> property to <text:span text:style-name="T26">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6"><draw:text-box fo:min-height="3.711in"><text:p text:style-name="Illustration"><draw:frame draw:style-name="fr5" draw:name="graphics36" text:anchor-type="paragraph" svg:x="0.0016in" svg:y="0.0008in" svg:width="6.4752in" style:rel-width="100%" svg:height="3.711in" style:rel-height="scale" draw:z-index="27"><draw:image xlink:href="Pictures/100002010000036E0000020262AC32CD.png" xlink:type="simple" xlink:show="embed" xlink:actuate="onLoad"/></draw:frame>Illustration <text:sequence text:ref-name="refIllustration32" text:name="Illustration" text:formula="ooow:Illustration+1" style:num-format="1">33</text:sequence>: Planet configuration <text:s/>page</text:p></draw:text-box></draw:frame></text:p>
      <text:p text:style-name="P16"/>
      <text:p text:style-name="P16"><text:bookmark text:name="section-AdministrationGuide_120-ToConfigurePlanetRollerYouMust"/>To configure Planet Roller, you must:</text:p>
      <text:list xml:id="list2119392375" text:style-name="L43">
        <text:list-item>
          <text:p text:style-name="P80">Ensure that your site has an absolute URL in the <text:span text:style-name="T2">Global Admin-&gt;Configuration</text:span> page in the Site Settings section. </text:p>
        </text:list-item>
      </text:list>
      <text:list xml:id="list1429067462" text:style-name="L44">
        <text:list-item>
          <text:p text:style-name="P81">If you are behind a proxy, you must enter proxy settings in the <text:span text:style-name="T2">Planet Admin-&gt;Configuration</text:span> page. </text:p>
        </text:list-item>
      </text:list>
      <text:p text:style-name="P47"/>
      <text:p text:style-name="Text_20_body"/>
      <text:h text:style-name="P116"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3"><text:tab/>http://localhost:8080/roller/planetrss</text:p>
      <text:p text:style-name="P25">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24"><draw:text-box fo:min-height="4.389in"><text:p text:style-name="Illustration"><draw:frame draw:style-name="fr5" draw:name="graphics38" text:anchor-type="paragraph" svg:x="0.0016in" svg:y="0.0008in" svg:width="5.5146in" style:rel-width="97%" svg:height="4.0398in" style:rel-height="scale" draw:z-index="25"><draw:image xlink:href="Pictures/100002010000029A000001F34879CC9C.png" xlink:type="simple" xlink:show="embed" xlink:actuate="onLoad"/></draw:frame>Illustration <text:sequence text:ref-name="refIllustration33" text:name="Illustration" text:formula="ooow:Illustration+1" style:num-format="1">34</text:sequence>: Planet subscriptions page</text:p></draw:text-box></draw:frame></text:p>
      <text:p text:style-name="P46">Adding an external weblog to Planet Roller</text:p>
      <text:p text:style-name="P50"/>
      <text:p text:style-name="P28">To add an externally hosted weblog to the Planet, use the <text:span text:style-name="T2">Planet Admin-&gt;Subscriptions</text:span> page. Enter its title, newsfeed URL and website URL and click the Save button. </text:p>
      <text:p text:style-name="P28">Normally, you must complete all three fields, but if you have a Technorati license in your classpath you might be able to enter only the website URL and let Roller figure out the rest (by using Technorati).</text:p>
      <text:p text:style-name="P32">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6">Removing an external weblog from Planet Roller</text:p>
      <text:p text:style-name="P28">You can select an existing subscription and edit it or delete it. The change will not be evident on the front page until the next scheduled Refresh Entries task runs. </text:p>
      <text:p text:style-name="Text_20_body"/>
      <text:h text:style-name="P116"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2"><text:tab/>http://localhost:8080/roller/planetrss?group=music</text:p>
      <text:p text:style-name="P24"><text:tab/>http://localhost:8080/roller/planetrss?group=politics</text:p>
      <text:p text:style-name="Text_20_body">To add new custom groups just use the <text:span text:style-name="T2">Planet Admin-&gt;Custom Groups</text:span> page, shown below. <text:s/></text:p>
      <text:p text:style-name="P48"><draw:frame draw:style-name="fr1" draw:name="Frame38" text:anchor-type="paragraph" svg:x="0.1283in" svg:y="0.1709in" svg:width="6.3917in" draw:z-index="30"><draw:text-box fo:min-height="4.2736in"><text:p text:style-name="Illustration"><draw:frame draw:style-name="fr5" draw:name="graphics41" text:anchor-type="paragraph" svg:x="0.0016in" svg:y="0.0008in" svg:width="6.3917in" style:rel-width="100%" svg:height="4.2736in" style:rel-height="scale" draw:z-index="31"><draw:image xlink:href="Pictures/10000201000002A9000001C3ACD85E2F.png" xlink:type="simple" xlink:show="embed" xlink:actuate="onLoad"/></draw:frame>Illustration <text:sequence text:ref-name="refIllustration34" text:name="Illustration" text:formula="ooow:Illustration+1" style:num-format="1">35</text:sequence>: Planet custom groups page</text:p></draw:text-box></draw:frame></text:p>
      <text:p text:style-name="P16">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5" text:outline-level="1">Apache Software License, Version 2.0</text:h>
      <text:p text:style-name="P5"/>
      <text:p text:style-name="P44"><text:s text:c="30"/>Apache License</text:p>
      <text:p text:style-name="P43"><text:s text:c="24"/>Version 2.0, January 2004</text:p>
      <text:p text:style-name="P43"><text:s text:c="21"/>http://www.apache.org/licenses/</text:p>
      <text:p text:style-name="P43"/>
      <text:p text:style-name="P43"><text:s text:c="3"/>TERMS AND CONDITIONS FOR USE, REPRODUCTION, AND DISTRIBUTION</text:p>
      <text:p text:style-name="P43"/>
      <text:p text:style-name="P43"><text:s text:c="3"/>1. Definitions.</text:p>
      <text:p text:style-name="P43"/>
      <text:p text:style-name="P43"><text:s text:c="6"/>"License" shall mean the terms and conditions for use, reproduction,</text:p>
      <text:p text:style-name="P43"><text:s text:c="6"/>and distribution as defined by Sections 1 through 9 of this document.</text:p>
      <text:p text:style-name="P43"/>
      <text:p text:style-name="P43"><text:s text:c="6"/>"Licensor" shall mean the copyright owner or entity authorized by</text:p>
      <text:p text:style-name="P43"><text:s text:c="6"/>the copyright owner that is granting the License.</text:p>
      <text:p text:style-name="P43"/>
      <text:p text:style-name="P43"><text:s text:c="6"/>"Legal Entity" shall mean the union of the acting entity and all</text:p>
      <text:p text:style-name="P43"><text:s text:c="6"/>other entities that control, are controlled by, or are under common</text:p>
      <text:p text:style-name="P43"><text:s text:c="6"/>control with that entity. For the purposes of this definition,</text:p>
      <text:p text:style-name="P43"><text:s text:c="6"/>"control" means (i) the power, direct or indirect, to cause the</text:p>
      <text:p text:style-name="P43"><text:s text:c="6"/>direction or management of such entity, whether by contract or</text:p>
      <text:p text:style-name="P43"><text:s text:c="6"/>otherwise, or (ii) ownership of fifty percent (50%) or more of the</text:p>
      <text:p text:style-name="P43"><text:s text:c="6"/>outstanding shares, or (iii) beneficial ownership of such entity.</text:p>
      <text:p text:style-name="P43"/>
      <text:p text:style-name="P43"><text:s text:c="6"/>"You" (or "Your") shall mean an individual or Legal Entity</text:p>
      <text:p text:style-name="P43"><text:s text:c="6"/>exercising permissions granted by this License.</text:p>
      <text:p text:style-name="P43"/>
      <text:p text:style-name="P43"><text:s text:c="6"/>"Source" form shall mean the preferred form for making modifications,</text:p>
      <text:p text:style-name="P43"><text:s text:c="6"/>including but not limited to software source code, documentation</text:p>
      <text:p text:style-name="P43"><text:s text:c="6"/>source, and configuration files.</text:p>
      <text:p text:style-name="P43"/>
      <text:p text:style-name="P43"><text:s text:c="6"/>"Object" form shall mean any form resulting from mechanical</text:p>
      <text:p text:style-name="P43"><text:s text:c="6"/>transformation or translation of a Source form, including but</text:p>
      <text:p text:style-name="P43"><text:s text:c="6"/>not limited to compiled object code, generated documentation,</text:p>
      <text:p text:style-name="P43"><text:s text:c="6"/>and conversions to other media types.</text:p>
      <text:p text:style-name="P43"/>
      <text:p text:style-name="P43"><text:s text:c="6"/>"Work" shall mean the work of authorship, whether in Source or</text:p>
      <text:p text:style-name="P43"><text:s text:c="6"/>Object form, made available under the License, as indicated by a</text:p>
      <text:p text:style-name="P43"><text:s text:c="6"/>copyright notice that is included in or attached to the work</text:p>
      <text:p text:style-name="P43"><text:s text:c="6"/>(an example is provided in the Appendix below).</text:p>
      <text:p text:style-name="P43"/>
      <text:p text:style-name="P43"><text:s text:c="6"/>"Derivative Works" shall mean any work, whether in Source or Object</text:p>
      <text:p text:style-name="P43"><text:s text:c="6"/>form, that is based on (or derived from) the Work and for which the</text:p>
      <text:p text:style-name="P43"><text:s text:c="6"/>editorial revisions, annotations, elaborations, or other modifications</text:p>
      <text:p text:style-name="P43"><text:s text:c="6"/>represent, as a whole, an original work of authorship. For the purposes</text:p>
      <text:p text:style-name="P43"><text:s text:c="6"/>of this License, Derivative Works shall not include works that remain</text:p>
      <text:p text:style-name="P43"><text:s text:c="6"/>separable from, or merely link (or bind by name) to the interfaces of,</text:p>
      <text:p text:style-name="P43"><text:s text:c="6"/>the Work and Derivative Works thereof.</text:p>
      <text:p text:style-name="P43"/>
      <text:p text:style-name="P43"><text:s text:c="6"/>"Contribution" shall mean any work of authorship, including</text:p>
      <text:p text:style-name="P43"><text:s text:c="6"/>the original version of the Work and any modifications or additions</text:p>
      <text:p text:style-name="P43"><text:s text:c="6"/>to that Work or Derivative Works thereof, that is intentionally</text:p>
      <text:p text:style-name="P43"><text:s text:c="6"/>submitted to Licensor for inclusion in the Work by the copyright owner</text:p>
      <text:p text:style-name="P43"><text:s text:c="6"/>or by an individual or Legal Entity authorized to submit on behalf of</text:p>
      <text:p text:style-name="P43"><text:s text:c="6"/>the copyright owner. For the purposes of this definition, "submitted"</text:p>
      <text:p text:style-name="P43"><text:s text:c="6"/>means any form of electronic, verbal, or written communication sent</text:p>
      <text:p text:style-name="P43"><text:s text:c="6"/>to the Licensor or its representatives, including but not limited to</text:p>
      <text:p text:style-name="P43"><text:s text:c="6"/>communication on electronic mailing lists, source code control systems,</text:p>
      <text:p text:style-name="P43"><text:s text:c="6"/>and issue tracking systems that are managed by, or on behalf of, the</text:p>
      <text:p text:style-name="P43"><text:s text:c="6"/>Licensor for the purpose of discussing and improving the Work, but</text:p>
      <text:p text:style-name="P43"><text:s text:c="6"/>excluding communication that is conspicuously marked or otherwise</text:p>
      <text:p text:style-name="P43"><text:s text:c="6"/>designated in writing by the copyright owner as "Not a Contribution."</text:p>
      <text:p text:style-name="P43"/>
      <text:p text:style-name="P43"><text:s text:c="6"/>"Contributor" shall mean Licensor and any individual or Legal Entity</text:p>
      <text:p text:style-name="P43"><text:s text:c="6"/>on behalf of whom a Contribution has been received by Licensor and</text:p>
      <text:p text:style-name="P43"><text:s text:c="6"/>subsequently incorporated within the Work.</text:p>
      <text:p text:style-name="P43"/>
      <text:p text:style-name="P43"><text:s text:c="3"/>2. Grant of Copyrigh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copyright license to reproduce, prepare Derivative Works of,</text:p>
      <text:p text:style-name="P43"><text:soft-page-break/><text:s text:c="6"/>publicly display, publicly perform, sublicense, and distribute the</text:p>
      <text:p text:style-name="P43"><text:s text:c="6"/>Work and such Derivative Works in Source or Object form.</text:p>
      <text:p text:style-name="P43"/>
      <text:p text:style-name="P43"><text:s text:c="3"/>3. Grant of Paten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except as stated in this section) patent license to make, have made,</text:p>
      <text:p text:style-name="P43"><text:s text:c="6"/>use, offer to sell, sell, import, and otherwise transfer the Work,</text:p>
      <text:p text:style-name="P43"><text:s text:c="6"/>where such license applies only to those patent claims licensable</text:p>
      <text:p text:style-name="P43"><text:s text:c="6"/>by such Contributor that are necessarily infringed by their</text:p>
      <text:p text:style-name="P43"><text:s text:c="6"/>Contribution(s) alone or by combination of their Contribution(s)</text:p>
      <text:p text:style-name="P43"><text:s text:c="6"/>with the Work to which such Contribution(s) was submitted. If You</text:p>
      <text:p text:style-name="P43"><text:s text:c="6"/>institute patent litigation against any entity (including a</text:p>
      <text:p text:style-name="P43"><text:s text:c="6"/>cross-claim or counterclaim in a lawsuit) alleging that the Work</text:p>
      <text:p text:style-name="P43"><text:s text:c="6"/>or a Contribution incorporated within the Work constitutes direct</text:p>
      <text:p text:style-name="P43"><text:s text:c="6"/>or contributory patent infringement, then any patent licenses</text:p>
      <text:p text:style-name="P43"><text:s text:c="6"/>granted to You under this License for that Work shall terminate</text:p>
      <text:p text:style-name="P43"><text:s text:c="6"/>as of the date such litigation is filed.</text:p>
      <text:p text:style-name="P43"/>
      <text:p text:style-name="P43"><text:s text:c="3"/>4. Redistribution. You may reproduce and distribute copies of the</text:p>
      <text:p text:style-name="P43"><text:s text:c="6"/>Work or Derivative Works thereof in any medium, with or without</text:p>
      <text:p text:style-name="P43"><text:s text:c="6"/>modifications, and in Source or Object form, provided that You</text:p>
      <text:p text:style-name="P43"><text:s text:c="6"/>meet the following conditions:</text:p>
      <text:p text:style-name="P43"/>
      <text:p text:style-name="P43"><text:s text:c="6"/>(a) You must give any other recipients of the Work or</text:p>
      <text:p text:style-name="P43"><text:s text:c="10"/>Derivative Works a copy of this License; and</text:p>
      <text:p text:style-name="P43"/>
      <text:p text:style-name="P43"><text:s text:c="6"/>(b) You must cause any modified files to carry prominent notices</text:p>
      <text:p text:style-name="P43"><text:s text:c="10"/>stating that You changed the files; and</text:p>
      <text:p text:style-name="P43"/>
      <text:p text:style-name="P43"><text:s text:c="6"/>(c) You must retain, in the Source form of any Derivative Works</text:p>
      <text:p text:style-name="P43"><text:s text:c="10"/>that You distribute, all copyright, patent, trademark, and</text:p>
      <text:p text:style-name="P43"><text:s text:c="10"/>attribution notices from the Source form of the Work,</text:p>
      <text:p text:style-name="P43"><text:s text:c="10"/>excluding those notices that do not pertain to any part of</text:p>
      <text:p text:style-name="P43"><text:s text:c="10"/>the Derivative Works; and</text:p>
      <text:p text:style-name="P43"/>
      <text:p text:style-name="P43"><text:s text:c="6"/>(d) If the Work includes a "NOTICE" text file as part of its</text:p>
      <text:p text:style-name="P43"><text:s text:c="10"/>distribution, then any Derivative Works that You distribute must</text:p>
      <text:p text:style-name="P43"><text:s text:c="10"/>include a readable copy of the attribution notices contained</text:p>
      <text:p text:style-name="P43"><text:s text:c="10"/>within such NOTICE file, excluding those notices that do not</text:p>
      <text:p text:style-name="P43"><text:s text:c="10"/>pertain to any part of the Derivative Works, in at least one</text:p>
      <text:p text:style-name="P43"><text:s text:c="10"/>of the following places: within a NOTICE text file distributed</text:p>
      <text:p text:style-name="P43"><text:s text:c="10"/>as part of the Derivative Works; within the Source form or</text:p>
      <text:p text:style-name="P43"><text:s text:c="10"/>documentation, if provided along with the Derivative Works; or,</text:p>
      <text:p text:style-name="P43"><text:s text:c="10"/>within a display generated by the Derivative Works, if and</text:p>
      <text:p text:style-name="P43"><text:s text:c="10"/>wherever such third-party notices normally appear. The contents</text:p>
      <text:p text:style-name="P43"><text:s text:c="10"/>of the NOTICE file are for informational purposes only and</text:p>
      <text:p text:style-name="P43"><text:s text:c="10"/>do not modify the License. You may add Your own attribution</text:p>
      <text:p text:style-name="P43"><text:s text:c="10"/>notices within Derivative Works that You distribute, alongside</text:p>
      <text:p text:style-name="P43"><text:s text:c="10"/>or as an addendum to the NOTICE text from the Work, provided</text:p>
      <text:p text:style-name="P43"><text:s text:c="10"/>that such additional attribution notices cannot be construed</text:p>
      <text:p text:style-name="P43"><text:s text:c="10"/>as modifying the License.</text:p>
      <text:p text:style-name="P43"/>
      <text:p text:style-name="P43"><text:s text:c="6"/>You may add Your own copyright statement to Your modifications and</text:p>
      <text:p text:style-name="P43"><text:s text:c="6"/>may provide additional or different license terms and conditions</text:p>
      <text:p text:style-name="P43"><text:s text:c="6"/>for use, reproduction, or distribution of Your modifications, or</text:p>
      <text:p text:style-name="P43"><text:s text:c="6"/>for any such Derivative Works as a whole, provided Your use,</text:p>
      <text:p text:style-name="P43"><text:s text:c="6"/>reproduction, and distribution of the Work otherwise complies with</text:p>
      <text:p text:style-name="P43"><text:s text:c="6"/>the conditions stated in this License.</text:p>
      <text:p text:style-name="P43"/>
      <text:p text:style-name="P43"><text:s text:c="3"/>5. Submission of Contributions. Unless You explicitly state otherwise,</text:p>
      <text:p text:style-name="P43"><text:s text:c="6"/>any Contribution intentionally submitted for inclusion in the Work</text:p>
      <text:p text:style-name="P43"><text:s text:c="6"/>by You to the Licensor shall be under the terms and conditions of</text:p>
      <text:p text:style-name="P43"><text:s text:c="6"/>this License, without any additional terms or conditions.</text:p>
      <text:p text:style-name="P43"><text:s text:c="6"/>Notwithstanding the above, nothing herein shall supersede or modify</text:p>
      <text:p text:style-name="P43"><text:s text:c="6"/>the terms of any separate license agreement you may have executed</text:p>
      <text:p text:style-name="P43"><text:s text:c="6"/>with Licensor regarding such Contributions.</text:p>
      <text:p text:style-name="P43"/>
      <text:p text:style-name="P43"><text:s text:c="3"/>6. Trademarks. This License does not grant permission to use the trade</text:p>
      <text:p text:style-name="P43"><text:s text:c="6"/>names, trademarks, service marks, or product names of the Licensor,</text:p>
      <text:p text:style-name="P43"><text:s text:c="6"/>except as required for reasonable and customary use in describing the</text:p>
      <text:p text:style-name="P43"><text:s text:c="6"/>origin of the Work and reproducing the content of the NOTICE file.</text:p>
      <text:p text:style-name="P43"/>
      <text:p text:style-name="P43"><text:s text:c="3"/>7. Disclaimer of Warranty. Unless required by applicable law or</text:p>
      <text:p text:style-name="P43"><text:s text:c="6"/>agreed to in writing, Licensor provides the Work (and each</text:p>
      <text:p text:style-name="P43"><text:s text:c="6"/>Contributor provides its Contributions) on an "AS IS" BASIS,</text:p>
      <text:p text:style-name="P43"><text:soft-page-break/><text:s text:c="6"/>WITHOUT WARRANTIES OR CONDITIONS OF ANY KIND, either express or</text:p>
      <text:p text:style-name="P43"><text:s text:c="6"/>implied, including, without limitation, any warranties or conditions</text:p>
      <text:p text:style-name="P43"><text:s text:c="6"/>of TITLE, NON-INFRINGEMENT, MERCHANTABILITY, or FITNESS FOR A</text:p>
      <text:p text:style-name="P43"><text:s text:c="6"/>PARTICULAR PURPOSE. You are solely responsible for determining the</text:p>
      <text:p text:style-name="P43"><text:s text:c="6"/>appropriateness of using or redistributing the Work and assume any</text:p>
      <text:p text:style-name="P43"><text:s text:c="6"/>risks associated with Your exercise of permissions under this License.</text:p>
      <text:p text:style-name="P43"/>
      <text:p text:style-name="P43"><text:s text:c="3"/>8. Limitation of Liability. In no event and under no legal theory,</text:p>
      <text:p text:style-name="P43"><text:s text:c="6"/>whether in tort (including negligence), contract, or otherwise,</text:p>
      <text:p text:style-name="P43"><text:s text:c="6"/>unless required by applicable law (such as deliberate and grossly</text:p>
      <text:p text:style-name="P43"><text:s text:c="6"/>negligent acts) or agreed to in writing, shall any Contributor be</text:p>
      <text:p text:style-name="P43"><text:s text:c="6"/>liable to You for damages, including any direct, indirect, special,</text:p>
      <text:p text:style-name="P43"><text:s text:c="6"/>incidental, or consequential damages of any character arising as a</text:p>
      <text:p text:style-name="P43"><text:s text:c="6"/>result of this License or out of the use or inability to use the</text:p>
      <text:p text:style-name="P43"><text:s text:c="6"/>Work (including but not limited to damages for loss of goodwill,</text:p>
      <text:p text:style-name="P43"><text:s text:c="6"/>work stoppage, computer failure or malfunction, or any and all</text:p>
      <text:p text:style-name="P43"><text:s text:c="6"/>other commercial damages or losses), even if such Contributor</text:p>
      <text:p text:style-name="P43"><text:s text:c="6"/>has been advised of the possibility of such damages.</text:p>
      <text:p text:style-name="P43"/>
      <text:p text:style-name="P43"><text:s text:c="3"/>9. Accepting Warranty or Additional Liability. While redistributing</text:p>
      <text:p text:style-name="P43"><text:s text:c="6"/>the Work or Derivative Works thereof, You may choose to offer,</text:p>
      <text:p text:style-name="P43"><text:s text:c="6"/>and charge a fee for, acceptance of support, warranty, indemnity,</text:p>
      <text:p text:style-name="P43"><text:s text:c="6"/>or other liability obligations and/or rights consistent with this</text:p>
      <text:p text:style-name="P43"><text:s text:c="6"/>License. However, in accepting such obligations, You may act only</text:p>
      <text:p text:style-name="P43"><text:s text:c="6"/>on Your own behalf and on Your sole responsibility, not on behalf</text:p>
      <text:p text:style-name="P43"><text:s text:c="6"/>of any other Contributor, and only if You agree to indemnify,</text:p>
      <text:p text:style-name="P43"><text:s text:c="6"/>defend, and hold each Contributor harmless for any liability</text:p>
      <text:p text:style-name="P43"><text:s text:c="6"/>incurred by, or claims asserted against, such Contributor by reason</text:p>
      <text:p text:style-name="P43"><text:s text:c="6"/>of your accepting any such warranty or additional liability.</text:p>
      <text:p text:style-name="P43"/>
      <text:p text:style-name="P43"><text:s text:c="3"/>END OF TERMS AND CONDITIONS</text:p>
      <text:p text:style-name="P43"/>
      <text:p text:style-name="P43"><text:s text:c="3"/>APPENDIX: How to apply the Apache License to your work.</text:p>
      <text:p text:style-name="P43"/>
      <text:p text:style-name="P43"><text:s text:c="6"/>To apply the Apache License to your work, attach the following</text:p>
      <text:p text:style-name="P43"><text:s text:c="6"/>boilerplate notice, with the fields enclosed by brackets "[]"</text:p>
      <text:p text:style-name="P43"><text:s text:c="6"/>replaced with your own identifying information. (Don't include</text:p>
      <text:p text:style-name="P43"><text:s text:c="6"/>the brackets!) <text:s/>The text should be enclosed in the appropriate</text:p>
      <text:p text:style-name="P43"><text:s text:c="6"/>comment syntax for the file format. We also recommend that a</text:p>
      <text:p text:style-name="P43"><text:s text:c="6"/>file or class name and description of purpose be included on the</text:p>
      <text:p text:style-name="P43"><text:s text:c="6"/>same "printed page" as the copyright notice for easier</text:p>
      <text:p text:style-name="P43"><text:s text:c="6"/>identification within third-party archives.</text:p>
      <text:p text:style-name="P43"/>
      <text:p text:style-name="P43"><text:s text:c="3"/>Copyright [yyyy] [name of copyright owner]</text:p>
      <text:p text:style-name="P43"/>
      <text:p text:style-name="P43"><text:s text:c="3"/>Licensed under the Apache License, Version 2.0 (the "License");</text:p>
      <text:p text:style-name="P43"><text:s text:c="3"/>you may not use this file except in compliance with the License.</text:p>
      <text:p text:style-name="P43"><text:s text:c="3"/>You may obtain a copy of the License at</text:p>
      <text:p text:style-name="P43"/>
      <text:p text:style-name="P43"><text:s text:c="7"/>http://www.apache.org/licenses/LICENSE-2.0</text:p>
      <text:p text:style-name="P43"/>
      <text:p text:style-name="P43"><text:s text:c="3"/>Unless required by applicable law or agreed to in writing, software</text:p>
      <text:p text:style-name="P43"><text:s text:c="3"/>distributed under the License is distributed on an "AS IS" BASIS,</text:p>
      <text:p text:style-name="P43"><text:s text:c="3"/>WITHOUT WARRANTIES OR CONDITIONS OF ANY KIND, either express or implied.</text:p>
      <text:p text:style-name="P43"><text:s text:c="3"/>See the License for the specific language governing permissions and</text:p>
      <text:p text:style-name="P43"><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598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100%" fo:margin-left="0in" fo:margin-right="0in" fo:margin-top="0in" fo:margin-bottom="0in" fo:text-indent="0in" style:auto-text-indent="false" style:page-number="auto"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text:p>
      </style:footer>
    </style:master-page>
    <style:master-page style:name="Body_20_Page" style:display-name="Body Page" style:page-layout-name="Mpm5">
      <style:footer>
        <text:p text:style-name="MP1"><text:title/><text:tab/><text:page-number text:select-page="current">8</text:page-number></text:p>
      </style:footer>
    </style:master-page>
    <style:master-page style:name="Index_20_Page" style:display-name="Index Page" style:page-layout-name="Mpm4" style:next-style-name="License_20_Page">
      <style:footer>
        <text:p text:style-name="MP1"><text:title/><text:tab/><text:tab/><text:page-number text:select-page="current"/></text:p>
      </style:footer>
    </style:master-page>
    <style:master-page style:name="License_20_Page" style:display-name="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05T10:04:44</meta:creation-date>
    <dc:date>2013-08-21T16:19:04</dc:date>
    <dc:language>en-US</dc:language>
    <meta:editing-cycles>53</meta:editing-cycles>
    <meta:editing-duration>PT21H10M38S</meta:editing-duration>
    <dc:creator>Glen Mazza</dc:creator>
    <meta:document-statistic meta:table-count="1" meta:image-count="49" meta:object-count="0" meta:page-count="55" meta:paragraph-count="718" meta:word-count="14463" meta:character-count="85596" meta:non-whitespace-character-count="70485"/>
    <meta:user-defined meta:name="Info 1"/>
    <meta:user-defined meta:name="Info 2"/>
    <meta:user-defined meta:name="Info 3"/>
    <meta:user-defined meta:name="Info 4"/>
  </office:meta>
</office:document-meta>
</file>